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7.0535in" fo:margin-left="-0.075in" fo:margin-top="0in" fo:margin-bottom="0in" table:align="left" style:writing-mode="lr-tb"/>
    </style:style>
    <style:style style:name="Table1.A" style:family="table-column">
      <style:table-column-properties style:column-width="0.6479in"/>
    </style:style>
    <style:style style:name="Table1.B" style:family="table-column">
      <style:table-column-properties style:column-width="1.041in"/>
    </style:style>
    <style:style style:name="Table1.C" style:family="table-column">
      <style:table-column-properties style:column-width="1.241in"/>
    </style:style>
    <style:style style:name="Table1.D" style:family="table-column">
      <style:table-column-properties style:column-width="1.0569in"/>
    </style:style>
    <style:style style:name="Table1.E" style:family="table-column">
      <style:table-column-properties style:column-width="0.9215in"/>
    </style:style>
    <style:style style:name="Table1.F" style:family="table-column">
      <style:table-column-properties style:column-width="0.6826in"/>
    </style:style>
    <style:style style:name="Table1.G" style:family="table-column">
      <style:table-column-properties style:column-width="0.7139in"/>
    </style:style>
    <style:style style:name="Table1.H" style:family="table-column">
      <style:table-column-properties style:column-width="0.7472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0243in" fo:margin-left="-0.075in" fo:margin-top="0in" fo:margin-bottom="0in" table:align="left" style:writing-mode="lr-tb"/>
    </style:style>
    <style:style style:name="Table2.A" style:family="table-column">
      <style:table-column-properties style:column-width="1.5375in"/>
    </style:style>
    <style:style style:name="Table2.B" style:family="table-column">
      <style:table-column-properties style:column-width="0.9979in"/>
    </style:style>
    <style:style style:name="Table2.C" style:family="table-column">
      <style:table-column-properties style:column-width="0.8833in"/>
    </style:style>
    <style:style style:name="Table2.D" style:family="table-column">
      <style:table-column-properties style:column-width="0.884in"/>
    </style:style>
    <style:style style:name="Table2.E" style:family="table-column">
      <style:table-column-properties style:column-width="0.9285in"/>
    </style:style>
    <style:style style:name="Table2.G" style:family="table-column">
      <style:table-column-properties style:column-width="0.8639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B2" style:family="table-cell">
      <style:table-cell-properties style:vertical-align="" fo:padding-left="0.075in" fo:padding-right="0.075in" fo:padding-top="0in" fo:padding-bottom="0in" fo:border-left="none" fo:border-right="none" fo:border-top="0.5pt solid #000001" fo:border-bottom="0.5pt solid #000001"/>
    </style:style>
    <style:style style:name="Table2.3" style:family="table-row">
      <style:table-row-properties fo:keep-together="auto"/>
    </style:style>
    <style:style style:name="Table2.4" style:family="table-row">
      <style:table-row-properties style:min-row-height="0.3194in" fo:keep-together="always"/>
    </style:style>
    <style:style style:name="Table2.A4" style:family="table-cell">
      <style:table-cell-properties style:vertical-align="bottom" fo:padding-left="0.075in" fo:padding-right="0.075in" fo:padding-top="0in" fo:padding-bottom="0in" fo:border-left="none" fo:border-right="none" fo:border-top="0.5pt solid #000001" fo:border-bottom="none"/>
    </style:style>
    <style:style style:name="Table2.A17"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2549in" fo:margin-left="-0.075in" fo:margin-top="0in" fo:margin-bottom="0in" table:align="left" style:writing-mode="lr-tb"/>
    </style:style>
    <style:style style:name="Table3.A" style:family="table-column">
      <style:table-column-properties style:column-width="1.05in"/>
    </style:style>
    <style:style style:name="Table3.B" style:family="table-column">
      <style:table-column-properties style:column-width="0.9757in"/>
    </style:style>
    <style:style style:name="Table3.C" style:family="table-column">
      <style:table-column-properties style:column-width="1.2569in"/>
    </style:style>
    <style:style style:name="Table3.D" style:family="table-column">
      <style:table-column-properties style:column-width="0.971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13" style:family="table-cell">
      <style:table-cell-properties style:vertical-align="" fo:padding-left="0.075in" fo:padding-right="0.075in" fo:padding-top="0in" fo:padding-bottom="0in" fo:border-left="none" fo:border-right="none" fo:border-top="0.5pt solid #000001" fo:border-bottom="none"/>
    </style:style>
    <style:style style:name="Table3.B13"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2.2958in" fo:margin-left="-0.075in" fo:margin-top="0in" fo:margin-bottom="0in" table:align="left" style:writing-mode="lr-tb"/>
    </style:style>
    <style:style style:name="Table4.A" style:family="table-column">
      <style:table-column-properties style:column-width="0.925in"/>
    </style:style>
    <style:style style:name="Table4.B" style:family="table-column">
      <style:table-column-properties style:column-width="1.3701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B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3.7583in" fo:margin-left="-0.075in" fo:margin-top="0in" fo:margin-bottom="0in" table:align="left" style:writing-mode="lr-tb"/>
    </style:style>
    <style:style style:name="Table5.A" style:family="table-column">
      <style:table-column-properties style:column-width="1.5618in"/>
    </style:style>
    <style:style style:name="Table5.B" style:family="table-column">
      <style:table-column-properties style:column-width="0.9069in"/>
    </style:style>
    <style:style style:name="Table5.C" style:family="table-column">
      <style:table-column-properties style:column-width="1.2896in"/>
    </style:style>
    <style:style style:name="Table5.1" style:family="table-row">
      <style:table-row-properties fo:keep-together="always"/>
    </style:style>
    <style:style style:name="Table5.A1" style:family="table-cell">
      <style:table-cell-properties style:vertical-align="bottom"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15" style:family="table-cell">
      <style:table-cell-properties style:vertical-align="bottom" fo:padding-left="0.075in" fo:padding-right="0.075in" fo:padding-top="0in" fo:padding-bottom="0in" fo:border-left="none" fo:border-right="none" fo:border-top="0.5pt solid #000001" fo:border-bottom="none"/>
    </style:style>
    <style:style style:name="Table6" style:family="table">
      <style:table-properties style:width="6.5632in" fo:margin-left="-0.075in" fo:margin-top="0in" fo:margin-bottom="0in" table:align="left" style:writing-mode="lr-tb"/>
    </style:style>
    <style:style style:name="Table6.A" style:family="table-column">
      <style:table-column-properties style:column-width="1.5007in"/>
    </style:style>
    <style:style style:name="Table6.B" style:family="table-column">
      <style:table-column-properties style:column-width="0.7479in"/>
    </style:style>
    <style:style style:name="Table6.C" style:family="table-column">
      <style:table-column-properties style:column-width="0.8188in"/>
    </style:style>
    <style:style style:name="Table6.E" style:family="table-column">
      <style:table-column-properties style:column-width="0.7104in"/>
    </style:style>
    <style:style style:name="Table6.F" style:family="table-column">
      <style:table-column-properties style:column-width="0.6792in"/>
    </style:style>
    <style:style style:name="Table6.H" style:family="table-column">
      <style:table-column-properties style:column-width="0.6778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3" style:family="table-row">
      <style:table-row-properties fo:keep-together="auto"/>
    </style:style>
    <style:style style:name="Table6.B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15" style:family="table-cell">
      <style:table-cell-properties style:vertical-align="" fo:padding-left="0.075in" fo:padding-right="0.075in" fo:padding-top="0in" fo:padding-bottom="0in" fo:border-left="none" fo:border-right="none" fo:border-top="0.5pt solid #000001" fo:border-bottom="none"/>
    </style:style>
    <style:style style:name="Table6.B15" style:family="table-cell">
      <style:table-cell-properties style:vertical-align="bottom" fo:padding-left="0.075in" fo:padding-right="0.075in" fo:padding-top="0in" fo:padding-bottom="0in" fo:border-left="none" fo:border-right="none" fo:border-top="0.5pt solid #000001" fo:border-bottom="none"/>
    </style:style>
    <style:style style:name="Table7" style:family="table">
      <style:table-properties style:width="4.0292in" fo:margin-left="-0.075in" fo:margin-top="0in" fo:margin-bottom="0in" table:align="left" style:writing-mode="lr-tb"/>
    </style:style>
    <style:style style:name="Table7.A" style:family="table-column">
      <style:table-column-properties style:column-width="2.7833in"/>
    </style:style>
    <style:style style:name="Table7.B" style:family="table-column">
      <style:table-column-properties style:column-width="1.2451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B2" style:family="table-cell">
      <style:table-cell-properties style:vertical-align="" fo:padding-left="0.075in" fo:padding-right="0.075in" fo:padding-top="0in" fo:padding-bottom="0in" fo:border-left="none" fo:border-right="none" fo:border-top="0.5pt solid #000001" fo:border-bottom="0.5pt solid #000001"/>
    </style:style>
    <style:style style:name="Table7.A1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8917in" fo:margin-left="-0.075in" fo:margin-top="0in" fo:margin-bottom="0in" table:align="left" style:writing-mode="lr-tb"/>
    </style:style>
    <style:style style:name="Table8.A" style:family="table-column">
      <style:table-column-properties style:column-width="1.1042in"/>
    </style:style>
    <style:style style:name="Table8.B" style:family="table-column">
      <style:table-column-properties style:column-width="0.8667in"/>
    </style:style>
    <style:style style:name="Table8.C" style:family="table-column">
      <style:table-column-properties style:column-width="0.9208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A3" style:family="table-cell">
      <style:table-cell-properties style:vertical-align="" fo:padding-left="0.075in" fo:padding-right="0.075in" fo:padding-top="0in" fo:padding-bottom="0in" fo:border-left="none" fo:border-right="none" fo:border-top="0.5pt solid #000001" fo:border-bottom="0.5pt solid #000001"/>
    </style:style>
    <style:style style:name="Table8.A5" style:family="table-cell">
      <style:table-cell-properties style:vertical-align="" fo:padding-left="0.075in" fo:padding-right="0.075in" fo:padding-top="0in" fo:padding-bottom="0in" fo:border-left="none" fo:border-right="none" fo:border-top="0.5pt solid #000001" fo:border-bottom="none"/>
    </style:style>
    <style:style style:name="Table8.B5"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5"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6"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7" style:family="paragraph" style:parent-style-name="Standard">
      <style:paragraph-properties fo:margin-left="0in" fo:margin-right="0in" fo:text-align="center" style:justify-single-word="false" fo:text-indent="0in" style:auto-text-indent="false"/>
      <style:text-properties style:font-name="Times New Roman" fo:font-weight="bold" style:font-weight-asian="bold"/>
    </style:style>
    <style:style style:name="P8"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weight="bold" style:font-weight-asian="bold"/>
    </style:style>
    <style:style style:name="P9" style:family="paragraph" style:parent-style-name="Standard">
      <style:paragraph-properties fo:margin-left="0in" fo:margin-right="0in" fo:text-align="center" style:justify-single-word="false" fo:text-indent="0in" style:auto-text-indent="false"/>
      <style:text-properties style:font-name="Times New Roman"/>
    </style:style>
    <style:style style:name="P10" style:family="paragraph" style:parent-style-name="Standard">
      <style:paragraph-properties fo:margin-left="0in" fo:margin-right="0in" fo:text-align="start" style:justify-single-word="false"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Standard" style:master-page-name="Standard">
      <style:paragraph-properties fo:margin-left="0in" fo:margin-right="0in" fo:text-indent="0in" style:auto-text-indent="false" style:page-number="auto"/>
    </style:style>
    <style:style style:name="P15" style:family="paragraph" style:parent-style-name="Standard">
      <style:paragraph-properties fo:margin-left="0.1083in" fo:margin-right="0in" fo:text-indent="0in" style:auto-text-indent="false"/>
    </style:style>
    <style:style style:name="P16" style:family="paragraph" style:parent-style-name="Standard">
      <style:paragraph-properties fo:margin-left="0.1083in" fo:margin-right="0in" fo:text-indent="0in" style:auto-text-indent="false">
        <style:tab-stops/>
      </style:paragraph-properties>
    </style:style>
    <style:style style:name="P17" style:family="paragraph" style:parent-style-name="Heading_20_2"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18" style:family="paragraph" style:parent-style-name="Heading_20_2" style:list-style-name="">
      <style:paragraph-properties fo:margin-left="0in" fo:margin-right="0in" fo:text-indent="0in" style:auto-text-indent="false"/>
    </style:style>
    <style:style style:name="P19" style:family="paragraph" style:parent-style-name="Heading_20_4">
      <style:paragraph-properties fo:margin-left="0in" fo:margin-right="0in" fo:text-indent="0in" style:auto-text-indent="false">
        <style:tab-stops/>
      </style:paragraph-properties>
    </style:style>
    <style:style style:name="P20" style:family="paragraph" style:parent-style-name="Heading_20_4" style:list-style-name="">
      <style:paragraph-properties fo:margin-left="0in" fo:margin-right="0in" fo:text-indent="0in" style:auto-text-indent="false">
        <style:tab-stops/>
      </style:paragraph-properties>
    </style:style>
    <style:style style:name="P21" style:family="paragraph" style:parent-style-name="Heading_20_4" style:list-style-name="">
      <style:paragraph-properties fo:margin-left="0in" fo:margin-right="0in" fo:text-align="start" style:justify-single-word="false" fo:text-indent="0in" style:auto-text-indent="false">
        <style:tab-stops/>
      </style:paragraph-properties>
    </style:style>
    <style:style style:name="P22" style:family="paragraph" style:parent-style-name="Heading_20_9"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23" style:family="paragraph" style:parent-style-name="Heading_20_9" style:list-style-name="">
      <style:paragraph-properties fo:margin-left="0in" fo:margin-right="0in" fo:text-indent="0in" style:auto-text-indent="false"/>
    </style:style>
    <style:style style:name="P24" style:family="paragraph" style:parent-style-name="Heading_20_3">
      <style:paragraph-properties fo:margin-left="0in" fo:margin-right="0in" fo:text-indent="0in" style:auto-text-indent="false">
        <style:tab-stops/>
      </style:paragraph-properties>
    </style:style>
    <style:style style:name="P25" style:family="paragraph" style:parent-style-name="Heading_20_3" style:list-style-name="">
      <style:paragraph-properties fo:margin-left="0in" fo:margin-right="0in" fo:text-indent="0in" style:auto-text-indent="false">
        <style:tab-stops/>
      </style:paragraph-properties>
    </style:style>
    <style:style style:name="P26" style:family="paragraph" style:parent-style-name="Heading_20_3" style:list-style-name="">
      <style:paragraph-properties fo:margin-left="0in" fo:margin-right="0in" fo:text-indent="0in" style:auto-text-indent="false"/>
    </style:style>
    <style:style style:name="P27" style:family="paragraph" style:parent-style-name="Heading_20_3" style:list-style-name="">
      <style:paragraph-properties fo:margin-left="0in" fo:margin-right="0in" fo:text-align="start" style:justify-single-word="false" fo:text-indent="0in" style:auto-text-indent="false">
        <style:tab-stops/>
      </style:paragraph-properties>
    </style:style>
    <style:style style:name="P28" style:family="paragraph" style:parent-style-name="Heading_20_3">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weight="bold" style:font-weight-asian="bold"/>
    </style:style>
    <style:style style:name="T8" style:family="text">
      <style:text-properties fo:font-weight="normal" style:font-weight-asian="normal"/>
    </style:style>
    <style:style style:name="T9" style:family="text">
      <style:text-properties style:text-position="super 58%" style:font-name="Times New Roman"/>
    </style:style>
    <style:style style:name="T10"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his material is Open Game Content, and is licensed for public use under the terms of the Open Game License v1.0a.</text:span></text:p>
      <text:p text:style-name="P1"><text:span text:style-name="T5">TRAVELER SCIENCE</text:span></text:p>
      <text:h text:style-name="P17" text:outline-level="2"/>
      <text:h text:style-name="P18" text:outline-level="2"><text:span text:style-name="T5">REALISTIC SPACE TRAVEL</text:span></text:h>
      <text:p text:style-name="P1"><text:span text:style-name="T2">When speaking of space travel, it is important to distinguish interplanetary travel from interstellar travel. Travel between planets is within the grasp of modern technology and is likely to become easier as science develops new fuel sources or new ways to maximize existing fuel sources. Travel between stars, on the other hand, calls for some truly radical leaps in a number of different fields.</text:span></text:p>
      <text:p text:style-name="P5"/>
      <text:h text:style-name="P18" text:outline-level="2"><text:span text:style-name="T6">HAZARDS OF SPACE TRAVEL</text:span></text:h>
      <text:p text:style-name="P1"><text:span text:style-name="T2">Space travel is nowhere near as easy as books and movies make it seem. Foreign objects are a constant danger; even a micrometeoroid traveling at a high enough velocity can punch a hole through a starship’s hull and expose the entire crew to the vacuum of space. Ionizing radiation also poses a serious threat. Finally, characters must adapt to the weightlessness of space or suffer the effects of space adaptation syndrome (SAS), referred to colloquially as “space sickness.”</text:span></text:p>
      <text:p text:style-name="P3"/>
      <text:p text:style-name="P1"><text:span text:style-name="T3">METEOROIDS</text:span></text:p>
      <text:p text:style-name="P1"><text:span text:style-name="T2">Meteoroids are small rocks that travel through space at a speed of 7 miles per second. They can be as small as a grain of sand or as big as a mountain. Although they generally burn up in a planet’s atmosphere before reaching the ground, meteoroids in space aren’t likely to suffer such a fate. Instead, they slam into other objects, including starships and space stations, like volleys of rifle or artillery fire.</text:span></text:p>
      <text:p text:style-name="P1"><text:span text:style-name="T2">Unarmored starships and space stations can easily survive impacts from the smaller meteoroids, but larger ones can punch lethal holes in such fragile vessels. Fortunately, large meteoroids are rare and easier to detect before they can get too close to cause any real damage.</text:span></text:p>
      <text:p text:style-name="P1"><text:span text:style-name="T2">Roll on Table: Meteoroid Encounters to determine whether a meteoroid threatens a given starship or space station. Each roll represents one 24-hour period.</text:span></text:p>
      <text:p text:style-name="P1"><text:span text:style-name="T3">Meteoroid Size: </text:span><text:span text:style-name="T2">The size of the meteoroid.</text:span></text:p>
      <text:p text:style-name="P1"><text:span text:style-name="T3">Collision Damage: </text:span><text:span text:style-name="T2">When a meteoroid collides with a starship,</text:span></text:p>
      <text:p text:style-name="P1"><text:span text:style-name="T2">space station, or other object, both the meteoroid and the object</text:span></text:p>
      <text:p text:style-name="P1"><text:span text:style-name="T2">it strikes take damage.</text:span></text:p>
      <text:p text:style-name="P1"><text:span text:style-name="T3">Computer Use Check DC: </text:span><text:span text:style-name="T2">A starship or space station equipped with a sensor system can detect an incoming meteoroid; doing so requires a successful Computer Use check. A starship or space station cannot attempt to avoid or destroy a meteoroid it fails to detect.</text:span></text:p>
      <text:p text:style-name="P1"><text:span text:style-name="T3">Pilot Check DC: </text:span><text:span text:style-name="T2">Avoiding a meteoroid requires a successful Pilot check. Only starships or space stations that move are capable of avoiding meteoroids.</text:span></text:p>
      <text:p text:style-name="P1"><text:span text:style-name="T3">Defense: </text:span><text:span text:style-name="T2">The meteoroid’s Defense.</text:span></text:p>
      <text:p text:style-name="P1"><text:span text:style-name="T3">Hardness: </text:span><text:span text:style-name="T2">The meteoroid’s hardness.</text:span></text:p>
      <text:p text:style-name="P1"><text:span text:style-name="T3">Hit Points: </text:span><text:span text:style-name="T2">The meteoroid’s total hit points.</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h text:style-name="P25" text:outline-level="3"><text:span text:style-name="T1">Table: Meteoroid Encounters</text:span></text:h>
          </table: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10"><text:span text:style-name="T1">d% Roll </text:span></text:p>
          </table:table-cell>
          <table:table-cell table:style-name="Table1.A2" office:value-type="string">
            <text:p text:style-name="P10"><text:span text:style-name="T1">Meteoroid Size </text:span></text:p>
          </table:table-cell>
          <table:table-cell table:style-name="Table1.A2" office:value-type="string">
            <text:p text:style-name="P11"><text:span text:style-name="T1">Collision Damage</text:span><text:span text:style-name="T9">1</text:span></text:p>
          </table:table-cell>
          <table:table-cell table:style-name="Table1.A2" office:value-type="string">
            <text:p text:style-name="P11"><text:span text:style-name="T1">Computer Use Check DC</text:span></text:p>
          </table:table-cell>
          <table:table-cell table:style-name="Table1.A2" office:value-type="string">
            <text:p text:style-name="P11"><text:span text:style-name="T1">Pilot Check DC</text:span></text:p>
          </table:table-cell>
          <table:table-cell table:style-name="Table1.A2" office:value-type="string">
            <text:h text:style-name="P20" text:outline-level="4"><text:span text:style-name="T1">Defense</text:span></text:h>
          </table:table-cell>
          <table:table-cell table:style-name="Table1.A2" office:value-type="string">
            <text:p text:style-name="P19"><text:span text:style-name="T1">Hardness</text:span></text:p>
          </table:table-cell>
          <table:table-cell table:style-name="Table1.A2" office:value-type="string">
            <text:p text:style-name="P19"><text:span text:style-name="T1">Hit Points</text:span></text:p>
          </table:table-cell>
        </table:table-row>
        <text:soft-page-break/>
        <table:table-row table:style-name="Table1.2">
          <table:table-cell table:style-name="Table1.A3" office:value-type="string">
            <text:p text:style-name="P11"><text:span text:style-name="T1">01–75</text:span></text:p>
          </table:table-cell>
          <table:table-cell table:style-name="Table1.A3" office:value-type="string">
            <text:p text:style-name="P11"><text:span text:style-name="T1">No meteoroid</text:span></text:p>
          </table:table-cell>
          <table:table-cell table:style-name="Table1.A2" office:value-type="string">
            <text:p text:style-name="P13"><text:span text:style-name="T1">—</text:span></text:p>
          </table:table-cell>
          <table:table-cell table:style-name="Table1.A2" office:value-type="string">
            <text:p text:style-name="P13"><text:span text:style-name="T1">—</text:span></text:p>
          </table:table-cell>
          <table:table-cell table:style-name="Table1.A2" office:value-type="string">
            <text:p text:style-name="P13"><text:span text:style-name="T1">—</text:span></text:p>
          </table:table-cell>
          <table:table-cell table:style-name="Table1.A2" office:value-type="string">
            <text:p text:style-name="P13"><text:span text:style-name="T1">—</text:span></text:p>
          </table:table-cell>
          <table:table-cell table:style-name="Table1.A2" office:value-type="string">
            <text:p text:style-name="P13"><text:span text:style-name="T1">—</text:span></text:p>
          </table:table-cell>
          <table:table-cell table:style-name="Table1.A2" office:value-type="string">
            <text:p text:style-name="P13"><text:span text:style-name="T1">—</text:span></text:p>
          </table:table-cell>
        </table:table-row>
        <table:table-row table:style-name="Table1.2">
          <table:table-cell table:style-name="Table1.A3" office:value-type="string">
            <text:p text:style-name="P1"><text:span text:style-name="T1">76–80</text:span></text:p>
          </table:table-cell>
          <table:table-cell table:style-name="Table1.A3" office:value-type="string">
            <text:p text:style-name="P1"><text:span text:style-name="T1">Diminutive</text:span></text:p>
          </table:table-cell>
          <table:table-cell table:style-name="Table1.A2" office:value-type="string">
            <text:p text:style-name="P12"><text:span text:style-name="T1">1d6</text:span></text:p>
          </table:table-cell>
          <table:table-cell table:style-name="Table1.A2" office:value-type="string">
            <text:p text:style-name="P12"><text:span text:style-name="T1">35</text:span></text:p>
          </table:table-cell>
          <table:table-cell table:style-name="Table1.A2" office:value-type="string">
            <text:p text:style-name="P12"><text:span text:style-name="T1">5</text:span></text:p>
          </table:table-cell>
          <table:table-cell table:style-name="Table1.A2" office:value-type="string">
            <text:p text:style-name="P12"><text:span text:style-name="T1">9</text:span></text:p>
          </table:table-cell>
          <table:table-cell table:style-name="Table1.A2" office:value-type="string">
            <text:p text:style-name="P12"><text:span text:style-name="T1">8</text:span></text:p>
          </table:table-cell>
          <table:table-cell table:style-name="Table1.A2" office:value-type="string">
            <text:p text:style-name="P12"><text:span text:style-name="T1">15</text:span></text:p>
          </table:table-cell>
        </table:table-row>
        <text:soft-page-break/>
        <table:table-row table:style-name="Table1.2">
          <table:table-cell table:style-name="Table1.A3" office:value-type="string">
            <text:p text:style-name="P1"><text:span text:style-name="T1">81–85</text:span></text:p>
          </table:table-cell>
          <table:table-cell table:style-name="Table1.A3" office:value-type="string">
            <text:p text:style-name="P1"><text:span text:style-name="T1">Tiny</text:span></text:p>
          </table:table-cell>
          <table:table-cell table:style-name="Table1.A2" office:value-type="string">
            <text:p text:style-name="P12"><text:span text:style-name="T1">2d6</text:span></text:p>
          </table:table-cell>
          <table:table-cell table:style-name="Table1.A2" office:value-type="string">
            <text:p text:style-name="P12"><text:span text:style-name="T1">30</text:span></text:p>
          </table:table-cell>
          <table:table-cell table:style-name="Table1.A2" office:value-type="string">
            <text:p text:style-name="P12"><text:span text:style-name="T1">10</text:span></text:p>
          </table:table-cell>
          <table:table-cell table:style-name="Table1.A2" office:value-type="string">
            <text:p text:style-name="P12"><text:span text:style-name="T1">7</text:span></text:p>
          </table:table-cell>
          <table:table-cell table:style-name="Table1.A2" office:value-type="string">
            <text:p text:style-name="P12"><text:span text:style-name="T1">8</text:span></text:p>
          </table:table-cell>
          <table:table-cell table:style-name="Table1.A2" office:value-type="string">
            <text:p text:style-name="P12"><text:span text:style-name="T1">30</text:span></text:p>
          </table:table-cell>
        </table:table-row>
        <table:table-row table:style-name="Table1.2">
          <table:table-cell table:style-name="Table1.A3" office:value-type="string">
            <text:p text:style-name="P1"><text:span text:style-name="T1">86–88</text:span></text:p>
          </table:table-cell>
          <table:table-cell table:style-name="Table1.A3" office:value-type="string">
            <text:p text:style-name="P1"><text:span text:style-name="T1">Small</text:span></text:p>
          </table:table-cell>
          <table:table-cell table:style-name="Table1.A2" office:value-type="string">
            <text:p text:style-name="P12"><text:span text:style-name="T1">3d6</text:span></text:p>
          </table:table-cell>
          <table:table-cell table:style-name="Table1.A2" office:value-type="string">
            <text:p text:style-name="P12"><text:span text:style-name="T1">25</text:span></text:p>
          </table:table-cell>
          <table:table-cell table:style-name="Table1.A2" office:value-type="string">
            <text:p text:style-name="P12"><text:span text:style-name="T1">15</text:span></text:p>
          </table:table-cell>
          <table:table-cell table:style-name="Table1.A2" office:value-type="string">
            <text:p text:style-name="P12"><text:span text:style-name="T1">6</text:span></text:p>
          </table:table-cell>
          <table:table-cell table:style-name="Table1.A2" office:value-type="string">
            <text:p text:style-name="P12"><text:span text:style-name="T1">8</text:span></text:p>
          </table:table-cell>
          <table:table-cell table:style-name="Table1.A2" office:value-type="string">
            <text:p text:style-name="P12"><text:span text:style-name="T1">90</text:span></text:p>
          </table:table-cell>
        </table:table-row>
        <text:soft-page-break/>
        <table:table-row table:style-name="Table1.2">
          <table:table-cell table:style-name="Table1.A3" office:value-type="string">
            <text:p text:style-name="P1"><text:span text:style-name="T1">89–91</text:span></text:p>
          </table:table-cell>
          <table:table-cell table:style-name="Table1.A3" office:value-type="string">
            <text:p text:style-name="P1"><text:span text:style-name="T1">Medium-size</text:span></text:p>
          </table:table-cell>
          <table:table-cell table:style-name="Table1.A2" office:value-type="string">
            <text:p text:style-name="P12"><text:span text:style-name="T1">4d6</text:span></text:p>
          </table:table-cell>
          <table:table-cell table:style-name="Table1.A2" office:value-type="string">
            <text:p text:style-name="P12"><text:span text:style-name="T1">20</text:span></text:p>
          </table:table-cell>
          <table:table-cell table:style-name="Table1.A2" office:value-type="string">
            <text:p text:style-name="P12"><text:span text:style-name="T1">20</text:span></text:p>
          </table:table-cell>
          <table:table-cell table:style-name="Table1.A2" office:value-type="string">
            <text:p text:style-name="P12"><text:span text:style-name="T1">5</text:span></text:p>
          </table:table-cell>
          <table:table-cell table:style-name="Table1.A2" office:value-type="string">
            <text:p text:style-name="P12"><text:span text:style-name="T1">8</text:span></text:p>
          </table:table-cell>
          <table:table-cell table:style-name="Table1.A2" office:value-type="string">
            <text:p text:style-name="P12"><text:span text:style-name="T1">225</text:span></text:p>
          </table:table-cell>
        </table:table-row>
        <table:table-row table:style-name="Table1.2">
          <table:table-cell table:style-name="Table1.A3" office:value-type="string">
            <text:p text:style-name="P1"><text:span text:style-name="T1">92–94</text:span></text:p>
          </table:table-cell>
          <table:table-cell table:style-name="Table1.A3" office:value-type="string">
            <text:p text:style-name="P1"><text:span text:style-name="T1">Large</text:span></text:p>
          </table:table-cell>
          <table:table-cell table:style-name="Table1.A2" office:value-type="string">
            <text:p text:style-name="P12"><text:span text:style-name="T1">1d6x5</text:span></text:p>
          </table:table-cell>
          <table:table-cell table:style-name="Table1.A2" office:value-type="string">
            <text:p text:style-name="P12"><text:span text:style-name="T1">15</text:span></text:p>
          </table:table-cell>
          <table:table-cell table:style-name="Table1.A2" office:value-type="string">
            <text:p text:style-name="P12"><text:span text:style-name="T1">25</text:span></text:p>
          </table:table-cell>
          <table:table-cell table:style-name="Table1.A2" office:value-type="string">
            <text:p text:style-name="P12"><text:span text:style-name="T1">4</text:span></text:p>
          </table:table-cell>
          <table:table-cell table:style-name="Table1.A2" office:value-type="string">
            <text:p text:style-name="P12"><text:span text:style-name="T1">8</text:span></text:p>
          </table:table-cell>
          <table:table-cell table:style-name="Table1.A2" office:value-type="string">
            <text:p text:style-name="P12"><text:span text:style-name="T1">1,125</text:span></text:p>
          </table:table-cell>
        </table:table-row>
        <text:soft-page-break/>
        <table:table-row table:style-name="Table1.2">
          <table:table-cell table:style-name="Table1.A3" office:value-type="string">
            <text:p text:style-name="P1"><text:span text:style-name="T1">95–97</text:span></text:p>
          </table:table-cell>
          <table:table-cell table:style-name="Table1.A3" office:value-type="string">
            <text:p text:style-name="P1"><text:span text:style-name="T1">Huge</text:span></text:p>
          </table:table-cell>
          <table:table-cell table:style-name="Table1.A2" office:value-type="string">
            <text:p text:style-name="P12"><text:span text:style-name="T1">3d6x5</text:span></text:p>
          </table:table-cell>
          <table:table-cell table:style-name="Table1.A2" office:value-type="string">
            <text:p text:style-name="P12"><text:span text:style-name="T1">10</text:span></text:p>
          </table:table-cell>
          <table:table-cell table:style-name="Table1.A2" office:value-type="string">
            <text:p text:style-name="P12"><text:span text:style-name="T1">30</text:span></text:p>
          </table:table-cell>
          <table:table-cell table:style-name="Table1.A2" office:value-type="string">
            <text:p text:style-name="P12"><text:span text:style-name="T1">3</text:span></text:p>
          </table:table-cell>
          <table:table-cell table:style-name="Table1.A2" office:value-type="string">
            <text:p text:style-name="P12"><text:span text:style-name="T1">8</text:span></text:p>
          </table:table-cell>
          <table:table-cell table:style-name="Table1.A2" office:value-type="string">
            <text:p text:style-name="P12"><text:span text:style-name="T1">4,500</text:span></text:p>
          </table:table-cell>
        </table:table-row>
        <table:table-row table:style-name="Table1.2">
          <table:table-cell table:style-name="Table1.A3" office:value-type="string">
            <text:p text:style-name="P1"><text:span text:style-name="T1">98–99</text:span></text:p>
          </table:table-cell>
          <table:table-cell table:style-name="Table1.A3" office:value-type="string">
            <text:p text:style-name="P1"><text:span text:style-name="T1">Gargantuan</text:span></text:p>
          </table:table-cell>
          <table:table-cell table:style-name="Table1.A2" office:value-type="string">
            <text:p text:style-name="P12"><text:span text:style-name="T1">6d6x5</text:span></text:p>
          </table:table-cell>
          <table:table-cell table:style-name="Table1.A2" office:value-type="string">
            <text:p text:style-name="P12"><text:span text:style-name="T1">5</text:span></text:p>
          </table:table-cell>
          <table:table-cell table:style-name="Table1.A2" office:value-type="string">
            <text:p text:style-name="P12"><text:span text:style-name="T1">35</text:span></text:p>
          </table:table-cell>
          <table:table-cell table:style-name="Table1.A2" office:value-type="string">
            <text:p text:style-name="P12"><text:span text:style-name="T1">1</text:span></text:p>
          </table:table-cell>
          <table:table-cell table:style-name="Table1.A2" office:value-type="string">
            <text:p text:style-name="P12"><text:span text:style-name="T1">8</text:span></text:p>
          </table:table-cell>
          <table:table-cell table:style-name="Table1.A2" office:value-type="string">
            <text:p text:style-name="P12"><text:span text:style-name="T1">9,000</text:span></text:p>
          </table:table-cell>
        </table:table-row>
        <text:soft-page-break/>
        <table:table-row table:style-name="Table1.2">
          <table:table-cell table:style-name="Table1.A3" office:value-type="string">
            <text:p text:style-name="P1"><text:span text:style-name="T1">100</text:span></text:p>
          </table:table-cell>
          <table:table-cell table:style-name="Table1.A3" office:value-type="string">
            <text:p text:style-name="P1"><text:span text:style-name="T1">Colossal</text:span></text:p>
          </table:table-cell>
          <table:table-cell table:style-name="Table1.A2" office:value-type="string">
            <text:p text:style-name="P12"><text:span text:style-name="T1">12d6x5</text:span></text:p>
          </table:table-cell>
          <table:table-cell table:style-name="Table1.A2" office:value-type="string">
            <text:p text:style-name="P12"><text:span text:style-name="T1">0</text:span></text:p>
          </table:table-cell>
          <table:table-cell table:style-name="Table1.A2" office:value-type="string">
            <text:p text:style-name="P12"><text:span text:style-name="T1">40</text:span></text:p>
          </table:table-cell>
          <table:table-cell table:style-name="Table1.A2" office:value-type="string">
            <text:p text:style-name="P12"><text:span text:style-name="T1">–3</text:span></text:p>
          </table:table-cell>
          <table:table-cell table:style-name="Table1.A2" office:value-type="string">
            <text:p text:style-name="P12"><text:span text:style-name="T1">8</text:span></text:p>
          </table:table-cell>
          <table:table-cell table:style-name="Table1.A2" office:value-type="string">
            <text:p text:style-name="P12"><text:span text:style-name="T1">36,000</text:span></text:p>
          </table:table-cell>
        </table:table-row>
        <table:table-row table:style-name="Table1.1">
          <table:table-cell table:style-name="Table1.A12" table:number-columns-spanned="8" office:value-type="string">
            <text:p text:style-name="P11"><text:span text:style-name="T1">1 Both the meteoroid and the object it strikes take damage from the collision.</text:span></text:p>
          </table:table-cell>
          <table:covered-table-cell/>
          <table:covered-table-cell/>
          <table:covered-table-cell/>
          <table:covered-table-cell/>
          <table:covered-table-cell/>
          <table:covered-table-cell/>
          <table:covered-table-cell/>
        </table:table-row>
      </table:table>
      <text:p text:style-name="P3"/>
      <text:h text:style-name="P26" text:outline-level="3"><text:span text:style-name="T3">VACUUM EXPOSURE</text:span></text:h>
      <text:p text:style-name="P1"><text:span text:style-name="T2">Beings exposed to the airless cold of space are not immediately doomed. Contrary to popular belief, characters exposed to vacuum do not immediately freeze or explode, and their blood does not boil in their veins. While space is very cold, heat does not transfer away from a body that quickly. The real danger comes from suffocation and ionizing radiation.</text:span></text:p>
      <text:p text:style-name="P1"><text:span text:style-name="T2">For rules on vacuum exposure and the effects of weightlessness, see Atmospheric Conditions and Gravity in the Environments section.</text:span></text:p>
      <text:p text:style-name="P3"/>
      <text:p text:style-name="P1"><text:span text:style-name="T3">RADIATION</text:span></text:p>
      <text:p text:style-name="P1"><text:span text:style-name="T2">Ionizing radiation is common in space. For the effects, see Radiation Sickness in the Environments section.</text:span></text:p>
      <text:p text:style-name="P5"/>
      <text:h text:style-name="P18" text:outline-level="2"><text:span text:style-name="T6">REENTRY</text:span></text:h>
      <text:p text:style-name="P1"><text:span text:style-name="T2">Anything that travels too fast in an atmosphere generates an enormous amount of friction, which produces tremendous heat. (Temperatures of 2,280 degrees Fahrenheit have been recorded.) Objects trying to enter a planetary atmosphere safely must shed velocity. However, decelerating consumes large amounts of fuel, and many ships (especially at Progress Level 5) simply don’t have enough. As an alternative, scientists have developed ways to slow ships in reentry by using the atmospheric friction itself. Ablative shielding or ceramic tiles take care of any excess heat. Even so, entering a planet’s atmosphere is a tricky business; the angle of entry is precise, and deviation either way causes the heat to build up too quickly for the heat shields to reflect away from the ship. Worse yet, during the most intense heating, the ship is surrounded by a thin layer of plasma that blocks radio signals, and the crew have no contact with ground control.</text:span></text:p>
      <text:p text:style-name="P1"><text:span text:style-name="T2">Entering planetary atmosphere safely requires a Pilot check (DC 20) each round for the 1d10+20 rounds it takes to slow the ship using friction alone. Success means that the ship takes only 3d6 points of fire damage each round. Failure means that the ship’s angle is too low, and that it is not shedding velocity fast enough; the ship takes 6d6 points of fire damage each round until the pilot succeeds at the Pilot check to correct the angle of descent. If the check fails by 5 or more, the angle is too steep, and the ship takes 10d6 points of fire damage each round until the pilot succeeds at the Pilot check to correct the angle. Each round spent at too low an angle does not count toward the number of rounds required to land the ship; the ship isn’t making any downward progress. Conversely, each round spent at too steep an angle counts as 2 rounds, indicating that the ship is descending much faster than it should.</text:span></text:p>
      <text:p text:style-name="P5"/>
      <text:h text:style-name="P18" text:outline-level="2"><text:span text:style-name="T6">INTERPLANETARY TRAVEL</text:span></text:h>
      <text:p text:style-name="P1"><text:span text:style-name="T2">In Progress Level 5, humanity has the technology to send unmanned probes to the edge of the solar system. However, human sojourns into space are limited to orbital missions and trips to the Moon, as longer journeys would take decades and consume ridiculous amounts of fuel and oxygen.</text:span></text:p>
      <text:p text:style-name="P1"><text:span text:style-name="T2">Interplanetary travel becomes possible at Progress Level 6. Ships fitted with magnetic ram scoops allow the crew to manufacture fuel from particles of hydrogen gas floating loose in space (though at only a few atoms per cubic inch). Such a ship could even incorporate a particle accelerator that converts matter into antimatter—with far more efficient thrust-to-payload ratios than solid fuel. With a sufficient supply of food, water, and oxygen, a ship so equipped could travel to the edges of the solar system and perhaps to another solar system entirely.</text:span></text:p>
      <text:p text:style-name="P5"/>
      <text:h text:style-name="P18" text:outline-level="2"><text:span text:style-name="T6">INTERSTELLAR TRAVEL</text:span></text:h>
      <text:p text:style-name="P1"><text:span text:style-name="T2">Realistically, the starships presented in the Starships section are capable only of interplanetary travel, not interstellar travel. The reason for this is simple: Even the best engine can’t accelerate a ship to light speed, and without light speed, interstellar journeys take tens of thousands of years. The speed of light is 186,000 miles per second. That’s 1,116,000 miles per round, or 66,960,000 miles per hour. Maneuvering a ship at this speed is a tricky proposition; by the time you notice an object in your path, it’s probably too late to avoid it. One must also consider relativity: The closer the ship’s velocity comes to the speed of light, the greater its mass. A starship cannot achieve light speed via simple acceleration, no matter how powerful the ship’s engine, as increasing the power only increases the mass.</text:span></text:p>
      <text:p text:style-name="P1"><text:span text:style-name="T2">The greatest impediment to traveling between the stars is time: What would be the point of sending astronauts to Alpha Centauri, for example, if, by the time they arrived, no one on Earth could remember why they’d gone in the first place? Time dilation—the slowing of the passage of time in relation to an object traveling at close to the speed of light—becomes a factor. A few years might pass on board the ship, while a few hundred years might have passed both at the ship’s point of origin and its point of arrival.</text:span></text:p>
      <text:p text:style-name="P5"/>
      <text:h text:style-name="P18" text:outline-level="2"><text:span text:style-name="T6">REALISTIC TRAVEL TIMES</text:span></text:h>
      <text:p text:style-name="P1"><text:span text:style-name="T2">Table: Realistic Travel Times provides various “realistic” interplanetary and interstellar travel times. These times assume that starships cannot achieve velocities anywhere near the speed of light, for reasons discussed under Interstellar Travel (see above). Using the table, a starship equipped with a PL 6 ion engine would take 67.2 days to travel from Earth to Mars, while the same ship equipped with a PL 7 induction engine would take 16.8 days.</text:span></text:p>
      <text:p text:style-name="P1"><text:span text:style-name="T2">The travel times listed are based on average distance. Planets move closer together and farther apart based on their relative orbits around the sun, and the travel time between worlds may increase or decrease accordingly.</text:span></text:p>
      <text:p text:style-name="P2"><text:soft-page-break/></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style-name="Table2.1">
          <table:table-cell table:style-name="Table2.A1" table:number-columns-spanned="7" office:value-type="string">
            <text:h text:style-name="P25" text:outline-level="3"><text:span text:style-name="T1">Table: Realistic Travel Times</text:span></text:h>
          </table:table-cell>
          <table:covered-table-cell/>
          <table:covered-table-cell/>
          <table:covered-table-cell/>
          <table:covered-table-cell/>
          <table:covered-table-cell/>
          <table:covered-table-cell/>
        </table:table-row>
        <table:table-row table:style-name="Table2.1">
          <table:table-cell table:style-name="Table2.A2" office:value-type="string">
            <text:p text:style-name="P6"/>
          </table:table-cell>
          <table:table-cell table:style-name="Table2.B2" table:number-columns-spanned="6" office:value-type="string">
            <text:p text:style-name="P13"><text:span text:style-name="T7">—————————————— Time to Destination ——————————————</text:span></text:p>
          </table:table-cell>
          <table:covered-table-cell/>
          <table:covered-table-cell/>
          <table:covered-table-cell/>
          <table:covered-table-cell/>
          <table:covered-table-cell/>
        </table:table-row>
        <table:table-row table:style-name="Table2.3">
          <table:table-cell table:style-name="Table2.A2" office:value-type="string">
            <text:h text:style-name="P21" text:outline-level="4"><text:span text:style-name="T1">Distance</text:span></text:h>
          </table:table-cell>
          <table:table-cell table:style-name="Table2.A2" office:value-type="string">
            <text:p text:style-name="P19"><text:span text:style-name="T1">PL 5 Engine</text:span></text:p>
          </table:table-cell>
          <table:table-cell table:style-name="Table2.A2" office:value-type="string">
            <text:p text:style-name="P19"><text:span text:style-name="T1">PL 6 Engine</text:span></text:p>
          </table:table-cell>
          <table:table-cell table:style-name="Table2.A2" office:value-type="string">
            <text:p text:style-name="P19"><text:span text:style-name="T1">PL 7 Engine</text:span></text:p>
          </table:table-cell>
          <table:table-cell table:style-name="Table2.A2" office:value-type="string">
            <text:p text:style-name="P19"><text:span text:style-name="T1">PL 8 Engine</text:span><text:span text:style-name="T9">1</text:span></text:p>
          </table:table-cell>
          <table:table-cell table:style-name="Table2.A2" office:value-type="string">
            <text:p text:style-name="P19"><text:span text:style-name="T1">PL 9 Engine</text:span><text:span text:style-name="T9">2</text:span></text:p>
          </table:table-cell>
          <table:table-cell table:style-name="Table2.A2" office:value-type="string">
            <text:p text:style-name="P19"><text:span text:style-name="T1">Light Speed</text:span></text:p>
          </table:table-cell>
        </table:table-row>
        <table:table-row table:style-name="Table2.4">
          <table:table-cell table:style-name="Table2.A4" office:value-type="string">
            <text:p text:style-name="P11"><text:span text:style-name="T1">Earth to the Moon</text:span></text:p>
            <text:p text:style-name="P11"><text:span text:style-name="T1">(240,000 mi.)</text:span></text:p>
          </table:table-cell>
          <table:table-cell table:style-name="Table2.A4" office:value-type="string">
            <text:p text:style-name="P13"><text:span text:style-name="T1">40 hrs.</text:span></text:p>
          </table:table-cell>
          <table:table-cell table:style-name="Table2.A4" office:value-type="string">
            <text:p text:style-name="P13"><text:span text:style-name="T1">8 hrs.</text:span></text:p>
          </table:table-cell>
          <table:table-cell table:style-name="Table2.A4" office:value-type="string">
            <text:p text:style-name="P13"><text:span text:style-name="T1">2 hrs.</text:span></text:p>
          </table:table-cell>
          <table:table-cell table:style-name="Table2.A4" office:value-type="string">
            <text:p text:style-name="P13"><text:span text:style-name="T1">1.96 min.</text:span></text:p>
          </table:table-cell>
          <table:table-cell table:style-name="Table2.A4" office:value-type="string">
            <text:p text:style-name="P13"><text:span text:style-name="T1">9.2 sec.</text:span></text:p>
          </table:table-cell>
          <table:table-cell table:style-name="Table2.A4" office:value-type="string">
            <text:p text:style-name="P13"><text:span text:style-name="T1">1.29 sec.</text:span></text:p>
          </table:table-cell>
        </table:table-row>
        <table:table-row table:style-name="Table2.3">
          <table:table-cell table:style-name="Table2.A2" office:value-type="string">
            <text:p text:style-name="P11"><text:span text:style-name="T1">Earth to the Sun (1 AU)</text:span></text:p>
            <text:p text:style-name="P11"><text:span text:style-name="T1">(93,000,000 mi.)</text:span></text:p>
          </table:table-cell>
          <table:table-cell table:style-name="Table2.A2" office:value-type="string">
            <text:p text:style-name="P13"><text:span text:style-name="T1">645.8 days</text:span></text:p>
          </table:table-cell>
          <table:table-cell table:style-name="Table2.A2" office:value-type="string">
            <text:p text:style-name="P13"><text:span text:style-name="T1">129.2 days</text:span></text:p>
          </table:table-cell>
          <table:table-cell table:style-name="Table2.A2" office:value-type="string">
            <text:p text:style-name="P13"><text:span text:style-name="T1">32.3 days</text:span></text:p>
          </table:table-cell>
          <table:table-cell table:style-name="Table2.A2" office:value-type="string">
            <text:p text:style-name="P13"><text:span text:style-name="T1">12.6 hrs.</text:span></text:p>
          </table:table-cell>
          <table:table-cell table:style-name="Table2.A2" office:value-type="string">
            <text:p text:style-name="P13"><text:span text:style-name="T1">59.3 min.</text:span></text:p>
          </table:table-cell>
          <table:table-cell table:style-name="Table2.A2" office:value-type="string">
            <text:p text:style-name="P13"><text:span text:style-name="T1">8.3 min.</text:span></text:p>
          </table:table-cell>
        </table:table-row>
        <table:table-row table:style-name="Table2.3">
          <table:table-cell table:style-name="Table2.A2" office:value-type="string">
            <text:p text:style-name="P1"><text:span text:style-name="T1">Earth to Mercury</text:span></text:p>
            <text:p text:style-name="P1"><text:span text:style-name="T1">(56,950,000 mi.)</text:span></text:p>
          </table:table-cell>
          <table:table-cell table:style-name="Table2.A2" office:value-type="string">
            <text:p text:style-name="P12"><text:span text:style-name="T1">395.5 days</text:span></text:p>
          </table:table-cell>
          <table:table-cell table:style-name="Table2.A2" office:value-type="string">
            <text:p text:style-name="P12"><text:span text:style-name="T1">79.1 days</text:span></text:p>
          </table:table-cell>
          <table:table-cell table:style-name="Table2.A2" office:value-type="string">
            <text:p text:style-name="P12"><text:span text:style-name="T1">19.8 days</text:span></text:p>
          </table:table-cell>
          <table:table-cell table:style-name="Table2.A2" office:value-type="string">
            <text:p text:style-name="P12"><text:span text:style-name="T1">7.7 hrs.</text:span></text:p>
          </table:table-cell>
          <table:table-cell table:style-name="Table2.A2" office:value-type="string">
            <text:p text:style-name="P12"><text:span text:style-name="T1">36.4 min.</text:span></text:p>
          </table:table-cell>
          <table:table-cell table:style-name="Table2.A2" office:value-type="string">
            <text:p text:style-name="P12"><text:span text:style-name="T1">5.1 min.</text:span></text:p>
          </table:table-cell>
        </table:table-row>
        <table:table-row table:style-name="Table2.3">
          <table:table-cell table:style-name="Table2.A2" office:value-type="string">
            <text:p text:style-name="P1"><text:span text:style-name="T1">Earth to Venus</text:span></text:p>
            <text:p text:style-name="P1"><text:span text:style-name="T1">(26,040,000 mi.)</text:span></text:p>
          </table:table-cell>
          <table:table-cell table:style-name="Table2.A2" office:value-type="string">
            <text:p text:style-name="P12"><text:span text:style-name="T1">180.8 days</text:span></text:p>
          </table:table-cell>
          <table:table-cell table:style-name="Table2.A2" office:value-type="string">
            <text:p text:style-name="P12"><text:span text:style-name="T1">36.2 days</text:span></text:p>
          </table:table-cell>
          <table:table-cell table:style-name="Table2.A2" office:value-type="string">
            <text:p text:style-name="P12"><text:span text:style-name="T1">9.04 days</text:span></text:p>
          </table:table-cell>
          <table:table-cell table:style-name="Table2.A2" office:value-type="string">
            <text:p text:style-name="P12"><text:span text:style-name="T1">3.5 hrs.</text:span></text:p>
          </table:table-cell>
          <table:table-cell table:style-name="Table2.A2" office:value-type="string">
            <text:p text:style-name="P12"><text:span text:style-name="T1">16.6 min.</text:span></text:p>
          </table:table-cell>
          <table:table-cell table:style-name="Table2.A2" office:value-type="string">
            <text:p text:style-name="P12"><text:span text:style-name="T1">2.33 min.</text:span></text:p>
          </table:table-cell>
        </table:table-row>
        <table:table-row table:style-name="Table2.3">
          <table:table-cell table:style-name="Table2.A2" office:value-type="string">
            <text:p text:style-name="P1"><text:span text:style-name="T1">Earth to Mars</text:span></text:p>
            <text:p text:style-name="P1"><text:span text:style-name="T1">(48,360,000 mi.)</text:span></text:p>
          </table:table-cell>
          <table:table-cell table:style-name="Table2.A2" office:value-type="string">
            <text:p text:style-name="P12"><text:span text:style-name="T1">335.8 days</text:span></text:p>
          </table:table-cell>
          <table:table-cell table:style-name="Table2.A2" office:value-type="string">
            <text:p text:style-name="P12"><text:span text:style-name="T1">67.2 days</text:span></text:p>
          </table:table-cell>
          <table:table-cell table:style-name="Table2.A2" office:value-type="string">
            <text:p text:style-name="P12"><text:span text:style-name="T1">16.8 days</text:span></text:p>
          </table:table-cell>
          <table:table-cell table:style-name="Table2.A2" office:value-type="string">
            <text:p text:style-name="P12"><text:span text:style-name="T1">6.6 hrs.</text:span></text:p>
          </table:table-cell>
          <table:table-cell table:style-name="Table2.A2" office:value-type="string">
            <text:p text:style-name="P12"><text:span text:style-name="T1">30.7 min.</text:span></text:p>
          </table:table-cell>
          <table:table-cell table:style-name="Table2.A2" office:value-type="string">
            <text:p text:style-name="P12"><text:span text:style-name="T1">4.3 min.</text:span></text:p>
          </table:table-cell>
        </table:table-row>
        <table:table-row table:style-name="Table2.3">
          <table:table-cell table:style-name="Table2.A2" office:value-type="string">
            <text:p text:style-name="P1"><text:span text:style-name="T1">Earth to Jupiter</text:span></text:p>
            <text:p text:style-name="P1"><text:span text:style-name="T1">(390,600,000 mi.)</text:span></text:p>
          </table:table-cell>
          <table:table-cell table:style-name="Table2.A2" office:value-type="string">
            <text:p text:style-name="P12"><text:span text:style-name="T1">7.43 years</text:span></text:p>
          </table:table-cell>
          <table:table-cell table:style-name="Table2.A2" office:value-type="string">
            <text:p text:style-name="P12"><text:span text:style-name="T1">1.49 years</text:span></text:p>
          </table:table-cell>
          <table:table-cell table:style-name="Table2.A2" office:value-type="string">
            <text:p text:style-name="P12"><text:span text:style-name="T1">135.6 days</text:span></text:p>
          </table:table-cell>
          <table:table-cell table:style-name="Table2.A2" office:value-type="string">
            <text:p text:style-name="P12"><text:span text:style-name="T1">2.2 days</text:span></text:p>
          </table:table-cell>
          <table:table-cell table:style-name="Table2.A2" office:value-type="string">
            <text:p text:style-name="P12"><text:span text:style-name="T1">4.2 hrs.</text:span></text:p>
          </table:table-cell>
          <table:table-cell table:style-name="Table2.A2" office:value-type="string">
            <text:p text:style-name="P12"><text:span text:style-name="T1">35 min.</text:span></text:p>
          </table:table-cell>
        </table:table-row>
        <table:table-row table:style-name="Table2.3">
          <table:table-cell table:style-name="Table2.A2" office:value-type="string">
            <text:p text:style-name="P1"><text:span text:style-name="T1">Earth to Saturn</text:span></text:p>
            <text:p text:style-name="P1"><text:span text:style-name="T1">(704,940,000 mi.)</text:span></text:p>
          </table:table-cell>
          <table:table-cell table:style-name="Table2.A2" office:value-type="string">
            <text:p text:style-name="P12"><text:span text:style-name="T1">13.4 years</text:span></text:p>
          </table:table-cell>
          <table:table-cell table:style-name="Table2.A2" office:value-type="string">
            <text:p text:style-name="P12"><text:span text:style-name="T1">2.68 years</text:span></text:p>
          </table:table-cell>
          <table:table-cell table:style-name="Table2.A2" office:value-type="string">
            <text:p text:style-name="P12"><text:span text:style-name="T1">244.8 days</text:span></text:p>
          </table:table-cell>
          <table:table-cell table:style-name="Table2.A2" office:value-type="string">
            <text:p text:style-name="P12"><text:span text:style-name="T1">4 days</text:span></text:p>
          </table:table-cell>
          <table:table-cell table:style-name="Table2.A2" office:value-type="string">
            <text:p text:style-name="P12"><text:span text:style-name="T1">7.5 hrs.</text:span></text:p>
          </table:table-cell>
          <table:table-cell table:style-name="Table2.A2" office:value-type="string">
            <text:p text:style-name="P12"><text:span text:style-name="T1">63.2 min.</text:span></text:p>
          </table:table-cell>
        </table:table-row>
        <table:table-row table:style-name="Table2.3">
          <table:table-cell table:style-name="Table2.A2" office:value-type="string">
            <text:p text:style-name="P1"><text:span text:style-name="T1">Earth to Uranus</text:span></text:p>
            <text:p text:style-name="P1"><text:span text:style-name="T1">(1,687,020,000 mi.)</text:span></text:p>
          </table:table-cell>
          <table:table-cell table:style-name="Table2.A2" office:value-type="string">
            <text:p text:style-name="P12"><text:span text:style-name="T1">32.1 years</text:span></text:p>
          </table:table-cell>
          <table:table-cell table:style-name="Table2.A2" office:value-type="string">
            <text:p text:style-name="P12"><text:span text:style-name="T1">6.42 years</text:span></text:p>
          </table:table-cell>
          <table:table-cell table:style-name="Table2.A2" office:value-type="string">
            <text:p text:style-name="P12"><text:span text:style-name="T1">1.6 years</text:span></text:p>
          </table:table-cell>
          <table:table-cell table:style-name="Table2.A2" office:value-type="string">
            <text:p text:style-name="P12"><text:span text:style-name="T1">9.5 days</text:span></text:p>
          </table:table-cell>
          <table:table-cell table:style-name="Table2.A2" office:value-type="string">
            <text:p text:style-name="P12"><text:span text:style-name="T1">18 hrs.</text:span></text:p>
          </table:table-cell>
          <table:table-cell table:style-name="Table2.A2" office:value-type="string">
            <text:p text:style-name="P12"><text:span text:style-name="T1">2.52 hrs.</text:span></text:p>
          </table:table-cell>
        </table:table-row>
        <table:table-row table:style-name="Table2.3">
          <table:table-cell table:style-name="Table2.A2" office:value-type="string">
            <text:p text:style-name="P1"><text:span text:style-name="T1">Earth to Neptune</text:span></text:p>
            <text:p text:style-name="P1"><text:span text:style-name="T1">(2,715,600,000 mi.)</text:span></text:p>
          </table:table-cell>
          <table:table-cell table:style-name="Table2.A2" office:value-type="string">
            <text:p text:style-name="P12"><text:span text:style-name="T1">51.67 years</text:span></text:p>
          </table:table-cell>
          <table:table-cell table:style-name="Table2.A2" office:value-type="string">
            <text:p text:style-name="P12"><text:span text:style-name="T1">10.33 years</text:span></text:p>
          </table:table-cell>
          <table:table-cell table:style-name="Table2.A2" office:value-type="string">
            <text:p text:style-name="P12"><text:span text:style-name="T1">2.58 years</text:span></text:p>
          </table:table-cell>
          <table:table-cell table:style-name="Table2.A2" office:value-type="string">
            <text:p text:style-name="P12"><text:span text:style-name="T1">15.4 days</text:span></text:p>
          </table:table-cell>
          <table:table-cell table:style-name="Table2.A2" office:value-type="string">
            <text:p text:style-name="P12"><text:span text:style-name="T1">1.2 days</text:span></text:p>
          </table:table-cell>
          <table:table-cell table:style-name="Table2.A2" office:value-type="string">
            <text:p text:style-name="P12"><text:span text:style-name="T1">4.1 min.</text:span></text:p>
          </table:table-cell>
        </table:table-row>
        <table:table-row table:style-name="Table2.3">
          <table:table-cell table:style-name="Table2.A2" office:value-type="string">
            <text:p text:style-name="P1"><text:span text:style-name="T1">Earth to Pluto</text:span></text:p>
            <text:p text:style-name="P1"><text:span text:style-name="T1">(3,574,920,000 mi.)</text:span></text:p>
          </table:table-cell>
          <table:table-cell table:style-name="Table2.A2" office:value-type="string">
            <text:p text:style-name="P12"><text:span text:style-name="T1">68.02 years</text:span></text:p>
          </table:table-cell>
          <table:table-cell table:style-name="Table2.A2" office:value-type="string">
            <text:p text:style-name="P12"><text:span text:style-name="T1">13.6 years</text:span></text:p>
          </table:table-cell>
          <table:table-cell table:style-name="Table2.A2" office:value-type="string">
            <text:p text:style-name="P12"><text:span text:style-name="T1">3.4 years</text:span></text:p>
          </table:table-cell>
          <table:table-cell table:style-name="Table2.A2" office:value-type="string">
            <text:p text:style-name="P12"><text:span text:style-name="T1">20.2 days</text:span></text:p>
          </table:table-cell>
          <table:table-cell table:style-name="Table2.A2" office:value-type="string">
            <text:p text:style-name="P12"><text:span text:style-name="T1">1.6 days</text:span></text:p>
          </table:table-cell>
          <table:table-cell table:style-name="Table2.A2" office:value-type="string">
            <text:p text:style-name="P12"><text:span text:style-name="T1">5.33 min.</text:span></text:p>
          </table:table-cell>
        </table:table-row>
        <table:table-row table:style-name="Table2.3">
          <table:table-cell table:style-name="Table2.A2" office:value-type="string">
            <text:p text:style-name="P1"><text:span text:style-name="T1">1 light year</text:span></text:p>
            <text:p text:style-name="P1"><text:span text:style-name="T1">(5,865,696,000,000 mi.)</text:span></text:p>
          </table:table-cell>
          <table:table-cell table:style-name="Table2.A2" office:value-type="string">
            <text:p text:style-name="P12"><text:span text:style-name="T1">111,600 years</text:span></text:p>
          </table:table-cell>
          <table:table-cell table:style-name="Table2.A2" office:value-type="string">
            <text:p text:style-name="P12"><text:span text:style-name="T1">22,320 years</text:span></text:p>
          </table:table-cell>
          <table:table-cell table:style-name="Table2.A2" office:value-type="string">
            <text:p text:style-name="P12"><text:span text:style-name="T1">5,580 years</text:span></text:p>
          </table:table-cell>
          <table:table-cell table:style-name="Table2.A2" office:value-type="string">
            <text:p text:style-name="P12"><text:span text:style-name="T1">91 years</text:span></text:p>
          </table:table-cell>
          <table:table-cell table:style-name="Table2.A2" office:value-type="string">
            <text:p text:style-name="P12"><text:span text:style-name="T1">7.14 years</text:span></text:p>
          </table:table-cell>
          <table:table-cell table:style-name="Table2.A2" office:value-type="string">
            <text:p text:style-name="P12"><text:span text:style-name="T1">1 year</text:span></text:p>
          </table:table-cell>
        </table:table-row>
        <table:table-row table:style-name="Table2.3">
          <table:table-cell table:style-name="Table2.A2" office:value-type="string">
            <text:p text:style-name="P1"><text:span text:style-name="T1">Sun to Alpha Centauri</text:span></text:p>
            <text:p text:style-name="P1"><text:span text:style-name="T1">(4.4 light years)</text:span></text:p>
          </table:table-cell>
          <table:table-cell table:style-name="Table2.A2" office:value-type="string">
            <text:p text:style-name="P12"><text:span text:style-name="T1">491,040 years</text:span></text:p>
          </table:table-cell>
          <table:table-cell table:style-name="Table2.A2" office:value-type="string">
            <text:p text:style-name="P12"><text:span text:style-name="T1">98,208 years</text:span></text:p>
          </table:table-cell>
          <table:table-cell table:style-name="Table2.A2" office:value-type="string">
            <text:p text:style-name="P12"><text:span text:style-name="T1">24,552 years</text:span></text:p>
          </table:table-cell>
          <table:table-cell table:style-name="Table2.A2" office:value-type="string">
            <text:p text:style-name="P12"><text:span text:style-name="T1">400 years</text:span></text:p>
          </table:table-cell>
          <table:table-cell table:style-name="Table2.A2" office:value-type="string">
            <text:p text:style-name="P12"><text:span text:style-name="T1">31.4 years</text:span></text:p>
          </table:table-cell>
          <table:table-cell table:style-name="Table2.A2" office:value-type="string">
            <text:p text:style-name="P12"><text:span text:style-name="T1">4.4 years</text:span></text:p>
          </table:table-cell>
        </table:table-row>
        <table:table-row table:style-name="Table2.1">
          <table:table-cell table:style-name="Table2.B2" table:number-columns-spanned="7" office:value-type="string">
            <text:p text:style-name="P11"><text:span text:style-name="T1">1 A PL 8 engine can achieve a speed of 2,046 miles per second (1.1% of the speed of light).</text:span></text:p>
          </table:table-cell>
          <table:covered-table-cell/>
          <table:covered-table-cell/>
          <table:covered-table-cell/>
          <table:covered-table-cell/>
          <table:covered-table-cell/>
          <table:covered-table-cell/>
        </table:table-row>
        <table:table-row table:style-name="Table2.1">
          <table:table-cell table:style-name="Table2.A17" table:number-columns-spanned="7" office:value-type="string">
            <text:p text:style-name="P11"><text:span text:style-name="T1">2 A PL 9 engine can achieve a speed of 26,040 miles per second (14% of the speed of light).</text:span></text:p>
          </table:table-cell>
          <table:covered-table-cell/>
          <table:covered-table-cell/>
          <table:covered-table-cell/>
          <table:covered-table-cell/>
          <table:covered-table-cell/>
          <table:covered-table-cell/>
        </table:table-row>
      </table:table>
      <text:p text:style-name="P5"/>
      <text:h text:style-name="P18" text:outline-level="2"><text:span text:style-name="T6">TIME DILATION</text:span></text:h>
      <text:p text:style-name="P1"><text:span text:style-name="T2">When a ship approaches to within 90% of the speed of light, time slows down. Characters on board the ship would not notice, but if they were to make hourly reports back to their point of origin, those reports might arrive only once every hundred hours.</text:span></text:p>
      <text:p text:style-name="P1"><text:span text:style-name="T2">This creates an interesting paradox, in that if a character managed to travel at the speed of light to another star and back again, a newborn child he left behind would now be older than him—if the child hadn’t died of old age some time ago.</text:span></text:p>
      <text:p text:style-name="P1"><text:span text:style-name="T2">The actual amount of time dilation observed aboard a ship traveling near light speed increases in proportion to just how close it is to light speed. Technically, time dilation occurs at any speed, but it only becomes noticeable at relativistic speeds. The dilation is a ratio that determines how much time passes aboard the ship; it is a multiplier when determining how much time passes outside the ship.</text:span></text:p>
      <text:p text:style-name="P1"><text:span text:style-name="T2">For example, a ship moving at 70% the speed of light has a time dilation of 1.4. Ten hours of travel aboard the ship at this speed means that 14 hours (10 × 1.4) have passed outside the ship. However, if ten hours pass for those left behind, only 7.1 hours have passed aboard the ship (10 divided by 1.4).</text:span></text:p>
      <text:p text:style-name="P5"><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h text:style-name="P25" text:outline-level="3"><text:span text:style-name="T1">Table: Time Dilation<text:tab/></text:span></text:h>
          </table:table-cell>
          <table:covered-table-cell/>
          <table:covered-table-cell/>
          <table:covered-table-cell/>
        </table:table-row>
        <table:table-row table:style-name="Table3.2">
          <table:table-cell table:style-name="Table3.A2" office:value-type="string">
            <text:p text:style-name="P11"><text:span text:style-name="T7">Starship Speed (miles/second)</text:span></text:p>
          </table:table-cell>
          <table:table-cell table:style-name="Table3.B2" office:value-type="string">
            <text:p text:style-name="P13"><text:span text:style-name="T7">AU per hour</text:span></text:p>
          </table:table-cell>
          <table:table-cell table:style-name="Table3.B2" office:value-type="string">
            <text:p text:style-name="P13"><text:span text:style-name="T7">% Speed of Light</text:span></text:p>
          </table:table-cell>
          <table:table-cell table:style-name="Table3.B2" office:value-type="string">
            <text:p text:style-name="P13"><text:span text:style-name="T7">Time Dilation</text:span></text:p>
          </table:table-cell>
        </table:table-row>
        <table:table-row table:style-name="Table3.2">
          <table:table-cell table:style-name="Table3.A2" office:value-type="string">
            <text:p text:style-name="P1"><text:span text:style-name="T1">2,046</text:span></text:p>
          </table:table-cell>
          <table:table-cell table:style-name="Table3.B2" office:value-type="string">
            <text:p text:style-name="P12"><text:span text:style-name="T1">0.18</text:span></text:p>
          </table:table-cell>
          <table:table-cell table:style-name="Table3.B2" office:value-type="string">
            <text:p text:style-name="P12"><text:span text:style-name="T1">1.1%</text:span></text:p>
          </table:table-cell>
          <table:table-cell table:style-name="Table3.B2" office:value-type="string">
            <text:p text:style-name="P12"><text:span text:style-name="T1">1.0003</text:span></text:p>
          </table:table-cell>
        </table:table-row>
        <table:table-row table:style-name="Table3.2">
          <table:table-cell table:style-name="Table3.A2" office:value-type="string">
            <text:p text:style-name="P1"><text:span text:style-name="T1">26,040</text:span></text:p>
          </table:table-cell>
          <table:table-cell table:style-name="Table3.B2" office:value-type="string">
            <text:p text:style-name="P12"><text:span text:style-name="T1">1.0</text:span></text:p>
          </table:table-cell>
          <table:table-cell table:style-name="Table3.B2" office:value-type="string">
            <text:p text:style-name="P12"><text:span text:style-name="T1">14%</text:span></text:p>
          </table:table-cell>
          <table:table-cell table:style-name="Table3.B2" office:value-type="string">
            <text:p text:style-name="P12"><text:span text:style-name="T1">1.01</text:span></text:p>
          </table:table-cell>
        </table:table-row>
        <table:table-row table:style-name="Table3.2">
          <table:table-cell table:style-name="Table3.A2" office:value-type="string">
            <text:p text:style-name="P1"><text:span text:style-name="T1">52,080</text:span></text:p>
          </table:table-cell>
          <table:table-cell table:style-name="Table3.B2" office:value-type="string">
            <text:p text:style-name="P12"><text:span text:style-name="T1">2.0</text:span></text:p>
          </table:table-cell>
          <table:table-cell table:style-name="Table3.B2" office:value-type="string">
            <text:p text:style-name="P12"><text:span text:style-name="T1">28%</text:span></text:p>
          </table:table-cell>
          <table:table-cell table:style-name="Table3.B2" office:value-type="string">
            <text:p text:style-name="P12"><text:span text:style-name="T1">1.04</text:span></text:p>
          </table:table-cell>
        </table:table-row>
        <table:table-row table:style-name="Table3.2">
          <table:table-cell table:style-name="Table3.A2" office:value-type="string">
            <text:p text:style-name="P1"><text:span text:style-name="T1">78,120</text:span></text:p>
          </table:table-cell>
          <table:table-cell table:style-name="Table3.B2" office:value-type="string">
            <text:p text:style-name="P12"><text:span text:style-name="T1">3.0</text:span></text:p>
          </table:table-cell>
          <table:table-cell table:style-name="Table3.B2" office:value-type="string">
            <text:p text:style-name="P12"><text:span text:style-name="T1">42%</text:span></text:p>
          </table:table-cell>
          <table:table-cell table:style-name="Table3.B2" office:value-type="string">
            <text:p text:style-name="P12"><text:span text:style-name="T1">1.1</text:span></text:p>
          </table:table-cell>
        </table:table-row>
        <table:table-row table:style-name="Table3.2">
          <table:table-cell table:style-name="Table3.A2" office:value-type="string">
            <text:p text:style-name="P1"><text:span text:style-name="T1">104,160</text:span></text:p>
          </table:table-cell>
          <table:table-cell table:style-name="Table3.B2" office:value-type="string">
            <text:p text:style-name="P12"><text:span text:style-name="T1">4.0</text:span></text:p>
          </table:table-cell>
          <table:table-cell table:style-name="Table3.B2" office:value-type="string">
            <text:p text:style-name="P12"><text:span text:style-name="T1">56%</text:span></text:p>
          </table:table-cell>
          <table:table-cell table:style-name="Table3.B2" office:value-type="string">
            <text:p text:style-name="P12"><text:span text:style-name="T1">1.2</text:span></text:p>
          </table:table-cell>
        </table:table-row>
        <table:table-row table:style-name="Table3.2">
          <table:table-cell table:style-name="Table3.A2" office:value-type="string">
            <text:p text:style-name="P1"><text:span text:style-name="T1">130,200</text:span></text:p>
          </table:table-cell>
          <table:table-cell table:style-name="Table3.B2" office:value-type="string">
            <text:p text:style-name="P12"><text:span text:style-name="T1">5.0</text:span></text:p>
          </table:table-cell>
          <table:table-cell table:style-name="Table3.B2" office:value-type="string">
            <text:p text:style-name="P12"><text:span text:style-name="T1">70%</text:span></text:p>
          </table:table-cell>
          <table:table-cell table:style-name="Table3.B2" office:value-type="string">
            <text:p text:style-name="P12"><text:span text:style-name="T1">1.4</text:span></text:p>
          </table:table-cell>
        </table:table-row>
        <table:table-row table:style-name="Table3.2">
          <table:table-cell table:style-name="Table3.A2" office:value-type="string">
            <text:p text:style-name="P1"><text:span text:style-name="T1">154,380</text:span></text:p>
          </table:table-cell>
          <table:table-cell table:style-name="Table3.B2" office:value-type="string">
            <text:p text:style-name="P12"><text:span text:style-name="T1">6.0</text:span></text:p>
          </table:table-cell>
          <table:table-cell table:style-name="Table3.B2" office:value-type="string">
            <text:p text:style-name="P12"><text:span text:style-name="T1">83%</text:span></text:p>
          </table:table-cell>
          <table:table-cell table:style-name="Table3.B2" office:value-type="string">
            <text:p text:style-name="P12"><text:span text:style-name="T1">1.8</text:span></text:p>
          </table:table-cell>
        </table:table-row>
        <table:table-row table:style-name="Table3.2">
          <table:table-cell table:style-name="Table3.A2" office:value-type="string">
            <text:p text:style-name="P1"><text:span text:style-name="T1">167,400</text:span></text:p>
          </table:table-cell>
          <table:table-cell table:style-name="Table3.B2" office:value-type="string">
            <text:p text:style-name="P12"><text:span text:style-name="T1">6.5</text:span></text:p>
          </table:table-cell>
          <table:table-cell table:style-name="Table3.B2" office:value-type="string">
            <text:p text:style-name="P12"><text:span text:style-name="T1">90%</text:span></text:p>
          </table:table-cell>
          <table:table-cell table:style-name="Table3.B2" office:value-type="string">
            <text:p text:style-name="P12"><text:span text:style-name="T1">2.3</text:span></text:p>
          </table:table-cell>
        </table:table-row>
        <table:table-row table:style-name="Table3.2">
          <table:table-cell table:style-name="Table3.A2" office:value-type="string">
            <text:p text:style-name="P1"><text:span text:style-name="T1">180,420</text:span></text:p>
          </table:table-cell>
          <table:table-cell table:style-name="Table3.B2" office:value-type="string">
            <text:p text:style-name="P12"><text:span text:style-name="T1">7.0</text:span></text:p>
          </table:table-cell>
          <table:table-cell table:style-name="Table3.B2" office:value-type="string">
            <text:p text:style-name="P12"><text:span text:style-name="T1">97%</text:span></text:p>
          </table:table-cell>
          <table:table-cell table:style-name="Table3.B2" office:value-type="string">
            <text:p text:style-name="P12"><text:span text:style-name="T1">3.9</text:span></text:p>
          </table:table-cell>
        </table:table-row>
        <table:table-row table:style-name="Table3.2">
          <table:table-cell table:style-name="Table3.A2" office:value-type="string">
            <text:p text:style-name="P1"><text:span text:style-name="T1">182,466</text:span></text:p>
          </table:table-cell>
          <table:table-cell table:style-name="Table3.B2" office:value-type="string">
            <text:p text:style-name="P12"><text:span text:style-name="T1">7.1</text:span></text:p>
          </table:table-cell>
          <table:table-cell table:style-name="Table3.B2" office:value-type="string">
            <text:p text:style-name="P12"><text:span text:style-name="T1">98.1%</text:span></text:p>
          </table:table-cell>
          <table:table-cell table:style-name="Table3.B2" office:value-type="string">
            <text:p text:style-name="P12"><text:span text:style-name="T1">5.1</text:span></text:p>
          </table:table-cell>
        </table:table-row>
        <table:table-row table:style-name="Table3.2">
          <table:table-cell table:style-name="Table3.A13" office:value-type="string">
            <text:p text:style-name="P11"><text:span text:style-name="T1">185,981</text:span></text:p>
          </table:table-cell>
          <table:table-cell table:style-name="Table3.B13" office:value-type="string">
            <text:p text:style-name="P13"><text:span text:style-name="T1">7.239</text:span></text:p>
          </table:table-cell>
          <table:table-cell table:style-name="Table3.B13" office:value-type="string">
            <text:p text:style-name="P13"><text:span text:style-name="T1">99.99%</text:span></text:p>
          </table:table-cell>
          <table:table-cell table:style-name="Table3.B13" office:value-type="string">
            <text:p text:style-name="P13"><text:span text:style-name="T1">60.2</text:span></text:p>
          </table:table-cell>
        </table:table-row>
      </table:table>
      <text:p text:style-name="P3"/>
      <text:p text:style-name="P1"><text:span text:style-name="T3">Starship Speed: </text:span><text:span text:style-name="T2">The vessel’s speed in miles per second.</text:span></text:p>
      <text:p text:style-name="P1"><text:span text:style-name="T3">AU per Hour: </text:span><text:span text:style-name="T2">How many Astronomical Units (AU) a vessel traveling at this speed can cross in 1 hour. One AU equals 93,000,000 miles (the distance between the Sun and the Earth).</text:span></text:p>
      <text:p text:style-name="P1"><text:span text:style-name="T3">% Speed of Light: </text:span><text:span text:style-name="T2">The percentage of the speed of light (186,000 miles per second).</text:span></text:p>
      <text:p text:style-name="P1"><text:span text:style-name="T3">Time Dilation: </text:span><text:span text:style-name="T2">Divide the time traveled by this number to arrive at the amount of time that passes on board the starship.</text:span></text:p>
      <text:p text:style-name="P5"/>
      <text:h text:style-name="P18" text:outline-level="2"><text:span text:style-name="T6">JUMP GATE TECHNOLOGY</text:span></text:h>
      <text:p text:style-name="P1"><text:span text:style-name="T2">If a starship cannot reach the speed of light through sheer thrust, perhaps the answer lies in bending the laws of time and space so that the distance itself is shorter. A ship could then get around the need to travel at relativistic speeds, leaving behind the problem of increased mass and negating—if not actually reversing— the effects of time dilation. In other words, if one could find a shortcut through the galaxy, it might be possible for spacecraft to travel quickly between star systems, and perhaps even travel backward in time.</text:span></text:p>
      <text:p text:style-name="P1"><text:span text:style-name="T2">Shortcuts through space and time are called wormholes. Wormholes are created naturally when black holes collapse, though they tend to close so rapidly that a ship attempting to pass through would instead encounter a singularity—a point with infinite density and a radius of zero—and be instantly crushed. But, if the technology were developed to enable a wormhole to remain open, it might become possible for spaceships to enter wormholes, travel for a few million miles, and emerge several light years away—perhaps at the point of a white hole.</text:span></text:p>
      <text:p text:style-name="P1"><text:span text:style-name="T2">White holes are theoretical objects that spew energy into the universe from unknown sources. One theory suggests that quasistellar objects (also known as quasars) are actually white holes, at the far end of which might be wormholes. Thus, it is theoretically possible to enter a wormhole in one location in the universe, and emerge from a white hole in another. Such a stable conduit could be called a jump gate.</text:span></text:p>
      <text:p text:style-name="P1"><text:soft-page-break/><text:span text:style-name="T2">At Progress Level 5, the technology does not exist to stabilize wormholes in order to create jump gates, though by PL 6 scientists might have developed the technology to map the exit points of wormholes. With a theoretical advance in astrophysics, humanity might be ready to make the first safe jump by Progress Level 7.</text:span></text:p>
      <text:p text:style-name="P3"/>
      <text:p text:style-name="P1"><text:span text:style-name="T6">Jump Holes</text:span></text:p>
      <text:p text:style-name="P1"><text:span text:style-name="T2">In theory, a collapsing wormhole in a strong enough gravitational field could remain open of its own accord, creating a kind of natural jump gate, or “jump hole.” The jump hole would function the same way as a jump gate but could close while travelers are en route to the exit point.</text:span></text:p>
      <text:p text:style-name="P1"><text:span text:style-name="T2">A jump hole might collapse while there are ships still traveling through its jump space. Roll d% each hour; on a result of 100, the hole collapses. If this happens, any ships in its jump space immediately drop back into “real” space—most likely in the middle of nowhere. Determine what percentage of the journey the ship had completed, then compare that percentage to the real distance; this is how far from its destination the ship is.</text:span></text:p>
      <text:p text:style-name="P3"/>
      <text:p text:style-name="P1"><text:span text:style-name="T3">JUMP GATE (PL 7)</text:span></text:p>
      <text:p text:style-name="P1"><text:span text:style-name="T2">Jump gates consist of gigantic rings in space that use fusion reactors to generate a magnetic field capable of holding open a collapsing wormhole. This allows starships to enter the wormhole, engage their engines, and reduce the effective travel distance to the wormhole’s exit point by a factor of 1,000. For example, the 48,360,000-mile trip from the Earth to Mars would be reduced to 48,360 miles via a jump gate (assuming a wormhole had appeared near the Earth and that its exit point was near Mars). Thus, a starship with PL 6 ion engines traveling through “jump space” could reach Mars in approximately 1.6 hours (instead of 67.2 days) and completely avoid the effects of time dilation.</text:span></text:p>
      <text:p text:style-name="P1"><text:span text:style-name="T2">Jump gates have a few limitations:</text:span></text:p>
      <text:p text:style-name="P1"><text:span text:style-name="T2">• Jump gates have only one exit point. Therefore, a jump gate from Pluto to Alpha Centauri is useless to characters who don’t want to go to Alpha Centauri.</text:span></text:p>
      <text:p text:style-name="P1"><text:span text:style-name="T2">• Jump gates are one-way. The journey to the exit point might be comparatively short, but the journey back could take just as long as it always did—or require a circuitous route from jump gate to jump gate, some of which could be dozens of light years out of the way.</text:span></text:p>
      <text:p text:style-name="P1"><text:span text:style-name="T2">• Jump gates are rarely located near one another. A starship might have to cross an entire system to get from one exit point to the next jump gate.</text:span></text:p>
      <text:p text:style-name="P1"><text:span text:style-name="T2">• Maneuvering a jump gate into position requires a successful Navigate check (DC 35). If this check fails by 5 or more, the jump gate collides with the closing wormhole and is crushed against the forming singularity.</text:span></text:p>
      <text:p text:style-name="P1"><text:span text:style-name="T2">In PL 7, jump gates are most likely owned by megacorporations that charge for their use. The toll varies according to the real distance between the jump gate and the exit point: Divide the real distance by 1,000,000 miles to determine the purchase DC for passage through the jump gate.</text:span></text:p>
      <text:p text:style-name="P1"><text:span text:style-name="T3">Purchase DC: </text:span><text:span text:style-name="T2">75 (per jump gate).</text:span></text:p>
      <text:p text:style-name="P1"><text:span text:style-name="T3">Restriction: </text:span><text:span text:style-name="T2">Licensed (+1).</text:span></text:p>
      <text:p text:style-name="P3"/>
      <text:p text:style-name="P1"><text:span text:style-name="T3">JUMP NETWORK (PL 8)</text:span></text:p>
      <text:p text:style-name="P1"><text:span text:style-name="T2">As science develops ways to harness the power of singularities, astrophysicists apply the technology to wormholes. A jump network is a series of jump gates that can each serve as an entry or exit point. Thus, jump gates are no longer one-way: A jump gate can take a ship from the Earth to Mars and back. Further, the network could also include jump gates leading to and from Jupiter, Saturn, and Pluto.</text:span></text:p>
      <text:p text:style-name="P1"><text:span text:style-name="T2">Jump gates in the network are still expensive, but the risk of placing one has completely vanished; the jump gate merely has to be moved into the desired position—usually a Lagrange point—and switched on.</text:span></text:p>
      <text:p text:style-name="P1"><text:span text:style-name="T2">Many gates in the jump network are owned by megacorporations, who charge for their use. Some gates are operated by the military and have restricted access. However, the gates between common locations like planets and stars are government owned and designated for public use.</text:span></text:p>
      <text:p text:style-name="P1"><text:span text:style-name="T3">Purchase DC: </text:span><text:span text:style-name="T2">75 (per jump gate).</text:span></text:p>
      <text:p text:style-name="P1"><text:span text:style-name="T3">Restriction: </text:span><text:span text:style-name="T2">Licensed (+1).</text:span></text:p>
      <text:p text:style-name="P3"/>
      <text:p text:style-name="P1"><text:soft-page-break/><text:span text:style-name="T3">JUMP DRIVE (PL 9)</text:span></text:p>
      <text:p text:style-name="P1"><text:span text:style-name="T2">The jump drive is a portable version of a jump gate. Ships carrying a jump drive can create a stable, though temporary, wormhole. The artificial wormhole lasts until the ship that created it emerges from the exit point.</text:span></text:p>
      <text:p text:style-name="P1"><text:span text:style-name="T2">The jump drive suffers from one major limitation. Once a ship has entered jump space, it has only two real options: continue to the exit point or deactivate the jump drive. The ship cannot change course while in jump space; it must drop out of jump space, set a new course, and re-engage the jump drive. The drawback to this is that jump drives require a lot of energy; recharging the drive takes hours, as shown on Table: Jump Drive Recharge Time.</text:span></text:p>
      <text:p text:style-name="P5"/>
      <table:table table:name="Table4" table:style-name="Table4">
        <table:table-column table:style-name="Table4.A"/>
        <table:table-column table:style-name="Table4.B"/>
        <table:table-row table:style-name="Table4.1">
          <table:table-cell table:style-name="Table4.A1" table:number-columns-spanned="2" office:value-type="string">
            <text:h text:style-name="P25" text:outline-level="3"><text:span text:style-name="T1">Table: Jump Drive Recharge Time</text:span></text:h>
          </table:table-cell>
          <table:covered-table-cell/>
        </table:table-row>
        <table:table-row table:style-name="Table4.2">
          <table:table-cell table:style-name="Table4.A2" office:value-type="string">
            <text:h text:style-name="P27" text:outline-level="3"><text:span text:style-name="T1">Starship Size </text:span></text:h>
          </table:table-cell>
          <table:table-cell table:style-name="Table4.B2" office:value-type="string">
            <text:h text:style-name="P20" text:outline-level="4"><text:span text:style-name="T1">Jump Drive Recharge Time</text:span></text:h>
          </table:table-cell>
        </table:table-row>
        <table:table-row table:style-name="Table4.2">
          <table:table-cell table:style-name="Table4.B2" office:value-type="string">
            <text:p text:style-name="P11"><text:span text:style-name="T1">Huge </text:span></text:p>
          </table:table-cell>
          <table:table-cell table:style-name="Table4.B2" office:value-type="string">
            <text:p text:style-name="P13"><text:span text:style-name="T1">8 hours</text:span></text:p>
          </table:table-cell>
        </table:table-row>
        <table:table-row table:style-name="Table4.2">
          <table:table-cell table:style-name="Table4.B2" office:value-type="string">
            <text:p text:style-name="P1"><text:span text:style-name="T1">Gargantuan </text:span></text:p>
          </table:table-cell>
          <table:table-cell table:style-name="Table4.B2" office:value-type="string">
            <text:p text:style-name="P12"><text:span text:style-name="T1">2 hours</text:span></text:p>
          </table:table-cell>
        </table:table-row>
        <table:table-row table:style-name="Table4.2">
          <table:table-cell table:style-name="Table4.A5" office:value-type="string">
            <text:p text:style-name="P11"><text:span text:style-name="T1">Colossal </text:span></text:p>
          </table:table-cell>
          <table:table-cell table:style-name="Table4.A5" office:value-type="string">
            <text:p text:style-name="P13"><text:span text:style-name="T1">1 hour</text:span></text:p>
          </table:table-cell>
        </table:table-row>
      </table:table>
      <text:p text:style-name="P3"/>
      <text:p text:style-name="P1"><text:span text:style-name="T3">Purchase DC: </text:span><text:span text:style-name="T2">25 + one-half the base purchase DC of the starship.</text:span></text:p>
      <text:h text:style-name="P17" text:outline-level="2"/>
      <text:h text:style-name="P18" text:outline-level="2"><text:span text:style-name="T5">FANTASTIC SPACE TRAVEL</text:span></text:h>
      <text:p text:style-name="P1"><text:span text:style-name="T2">A campaign needn’t limit itself to relativistic speeds and time dilation. You can jump right into the “high adventure” side of space travel.</text:span></text:p>
      <text:p text:style-name="P5"/>
      <text:h text:style-name="P18" text:outline-level="2"><text:span text:style-name="T6">FASTER-THAN-LIGHT (FTL) DRIVES</text:span></text:h>
      <text:p text:style-name="P1"><text:span text:style-name="T2">Early in Progress Level 7, the development of artificial gravity technology spawns the induction engine, and scientists quickly learn to apply the technology to faster-than-light travel. The early “stardrives” are not truly capable of reaching light speed but offer a vast improvement over conventional engines. Humanity can finally reach distant stars in mere weeks, advancing space exploration and colonization, as well as reaching out to contact and trade with intelligent alien life.</text:span></text:p>
      <text:p text:style-name="P1"><text:span text:style-name="T2">Table: Faster-Than-Light (FTL) Drives shows the relativistic cruising speeds of various FTL engines.</text:span></text:p>
      <text:p text:style-name="P2"/>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3" office:value-type="string">
            <text:h text:style-name="P25" text:outline-level="3"><text:span text:style-name="T1">Table: Faster-Than-Light (FTL) Engines</text:span></text:h>
          </table:table-cell>
          <table:covered-table-cell/>
          <table:covered-table-cell/>
        </table:table-row>
        <table:table-row table:style-name="Table5.2">
          <table:table-cell table:style-name="Table5.A2" office:value-type="string">
            <text:h text:style-name="P25" text:outline-level="3"><text:span text:style-name="T1">Engine </text:span></text:h>
          </table:table-cell>
          <table:table-cell table:style-name="Table5.A2" office:value-type="string">
            <text:p text:style-name="P24"><text:span text:style-name="T1">Minimum Ship Size</text:span></text:p>
          </table:table-cell>
          <table:table-cell table:style-name="Table5.A2" office:value-type="string">
            <text:p text:style-name="P24"><text:span text:style-name="T1">Starship’s Cruising Speed</text:span></text:p>
          </table:table-cell>
        </table:table-row>
        <table:table-row table:style-name="Table5.1">
          <table:table-cell table:style-name="Table5.A2" table:number-columns-spanned="3" office:value-type="string">
            <text:h text:style-name="P25" text:outline-level="3"><text:span text:style-name="T1">Progress Level 6: Fusion Age</text:span></text:h>
          </table:table-cell>
          <table:covered-table-cell/>
          <table:covered-table-cell/>
        </table:table-row>
        <table:table-row table:style-name="Table5.2">
          <table:table-cell table:style-name="Table5.A2" office:value-type="string">
            <text:p text:style-name="P16"><text:span text:style-name="T1">Fusion torch </text:span></text:p>
          </table:table-cell>
          <table:table-cell table:style-name="Table5.A2" office:value-type="string">
            <text:p text:style-name="P11"><text:span text:style-name="T1">Gargantuan</text:span></text:p>
          </table:table-cell>
          <table:table-cell table:style-name="Table5.A2" office:value-type="string">
            <text:p text:style-name="P11"><text:span text:style-name="T1">Light speed × 0.5</text:span></text:p>
          </table:table-cell>
        </table:table-row>
        <table:table-row table:style-name="Table5.2">
          <table:table-cell table:style-name="Table5.A2" office:value-type="string">
            <text:p text:style-name="P15"><text:span text:style-name="T1">Ion engine </text:span></text:p>
          </table:table-cell>
          <table:table-cell table:style-name="Table5.A2" office:value-type="string">
            <text:p text:style-name="P1"><text:span text:style-name="T1">Huge</text:span></text:p>
          </table:table-cell>
          <table:table-cell table:style-name="Table5.A2" office:value-type="string">
            <text:p text:style-name="P1"><text:span text:style-name="T1">Light speed × 0.75</text:span></text:p>
          </table:table-cell>
        </table:table-row>
        <table:table-row table:style-name="Table5.2">
          <table:table-cell table:style-name="Table5.A2" office:value-type="string">
            <text:p text:style-name="P15"><text:span text:style-name="T1">Photon sails </text:span></text:p>
          </table:table-cell>
          <table:table-cell table:style-name="Table5.A2" office:value-type="string">
            <text:p text:style-name="P1"><text:span text:style-name="T1">Gargantuan</text:span></text:p>
          </table:table-cell>
          <table:table-cell table:style-name="Table5.A2" office:value-type="string">
            <text:p text:style-name="P1"><text:span text:style-name="T1">Light speed × 1</text:span></text:p>
          </table:table-cell>
        </table:table-row>
        <table:table-row table:style-name="Table5.1">
          <table:table-cell table:style-name="Table5.A2" table:number-columns-spanned="3" office:value-type="string">
            <text:h text:style-name="P25" text:outline-level="3"><text:span text:style-name="T1">Progress Level 7: Gravity Age</text:span></text:h>
          </table:table-cell>
          <table:covered-table-cell/>
          <table:covered-table-cell/>
        </table:table-row>
        <table:table-row table:style-name="Table5.2">
          <table:table-cell table:style-name="Table5.A2" office:value-type="string">
            <text:p text:style-name="P16"><text:span text:style-name="T1">Induction engine</text:span></text:p>
          </table:table-cell>
          <table:table-cell table:style-name="Table5.A2" office:value-type="string">
            <text:p text:style-name="P11"><text:span text:style-name="T1">Huge</text:span></text:p>
          </table:table-cell>
          <table:table-cell table:style-name="Table5.A2" office:value-type="string">
            <text:p text:style-name="P11"><text:span text:style-name="T1">Light speed × 5</text:span></text:p>
          </table:table-cell>
        </table:table-row>
        <table:table-row table:style-name="Table5.2">
          <table:table-cell table:style-name="Table5.A2" office:value-type="string">
            <text:p text:style-name="P15"><text:span text:style-name="T1">Particle impulse engine </text:span></text:p>
          </table:table-cell>
          <table:table-cell table:style-name="Table5.A2" office:value-type="string">
            <text:p text:style-name="P1"><text:span text:style-name="T1">Gargantuan</text:span></text:p>
          </table:table-cell>
          <table:table-cell table:style-name="Table5.A2" office:value-type="string">
            <text:p text:style-name="P1"><text:span text:style-name="T1">Light speed × 10</text:span></text:p>
          </table:table-cell>
        </table:table-row>
        <table:table-row table:style-name="Table5.1">
          <table:table-cell table:style-name="Table5.A2" table:number-columns-spanned="3" office:value-type="string">
            <text:h text:style-name="P25" text:outline-level="3"><text:span text:style-name="T1">Progress Level 8: Energy Age</text:span></text:h>
          </table:table-cell>
          <table:covered-table-cell/>
          <table:covered-table-cell/>
        </table:table-row>
        <table:table-row table:style-name="Table5.2">
          <table:table-cell table:style-name="Table5.A2" office:value-type="string">
            <text:p text:style-name="P16"><text:span text:style-name="T1">Gravitic redirector </text:span></text:p>
          </table:table-cell>
          <table:table-cell table:style-name="Table5.A2" office:value-type="string">
            <text:p text:style-name="P11"><text:span text:style-name="T1">Colossal</text:span></text:p>
          </table:table-cell>
          <table:table-cell table:style-name="Table5.A2" office:value-type="string">
            <text:p text:style-name="P11"><text:span text:style-name="T1">Light speed × 25</text:span></text:p>
          </table:table-cell>
        </table:table-row>
        <table:table-row table:style-name="Table5.2">
          <table:table-cell table:style-name="Table5.A2" office:value-type="string">
            <text:p text:style-name="P15"><text:span text:style-name="T1">Inertial flux engine </text:span></text:p>
          </table:table-cell>
          <table:table-cell table:style-name="Table5.A2" office:value-type="string">
            <text:p text:style-name="P1"><text:span text:style-name="T1">Gargantuan</text:span></text:p>
          </table:table-cell>
          <table:table-cell table:style-name="Table5.A2" office:value-type="string">
            <text:p text:style-name="P1"><text:span text:style-name="T1">Light speed × 15</text:span></text:p>
          </table:table-cell>
        </table:table-row>
        <table:table-row table:style-name="Table5.1">
          <table:table-cell table:style-name="Table5.A2" table:number-columns-spanned="3" office:value-type="string">
            <text:h text:style-name="P25" text:outline-level="3"><text:span text:style-name="T1">Progress Level 9: Matter Age</text:span></text:h>
          </table:table-cell>
          <table:covered-table-cell/>
          <table:covered-table-cell/>
        </table:table-row>
        <table:table-row table:style-name="Table5.2">
          <table:table-cell table:style-name="Table5.A2" office:value-type="string">
            <text:p text:style-name="P16"><text:span text:style-name="T1">Spatial compressor </text:span></text:p>
          </table:table-cell>
          <table:table-cell table:style-name="Table5.A2" office:value-type="string">
            <text:p text:style-name="P11"><text:span text:style-name="T1">Colossal</text:span></text:p>
          </table:table-cell>
          <table:table-cell table:style-name="Table5.A2" office:value-type="string">
            <text:p text:style-name="P11"><text:span text:style-name="T1">Special</text:span><text:span text:style-name="T10">1</text:span></text:p>
          </table:table-cell>
        </table:table-row>
        <table:table-row table:style-name="Table5.1">
          <table:table-cell table:style-name="Table5.A15" table:number-columns-spanned="3" office:value-type="string">
            <text:p text:style-name="P11"><text:span text:style-name="T1">1 A spatial compressor allows a ship to travel from one star system to another instantaneously.</text:span></text:p>
          </table:table-cell>
          <table:covered-table-cell/>
          <table:covered-table-cell/>
        </table:table-row>
      </table:table>
      <text:p text:style-name="P2"/>
      <text:h text:style-name="P18" text:outline-level="2"><text:span text:style-name="T6">FANTASTIC TRAVEL TIMES</text:span></text:h>
      <text:p text:style-name="P1"><text:span text:style-name="T2">Travel times at relativistic speeds are generally easy to calculate. Simply determine how long it takes to arrive at the destination while traveling at the speed of light, then divide the result by the light speed multiplier of the drive being used. Some sample travel times appear in Table: Fantastic Travel Times.</text:span></text:p>
      <text:p text:style-name="P4"/>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number-columns-repeated="2"/>
        <table:table-column table:style-name="Table6.H"/>
        <table:table-row table:style-name="Table6.1">
          <table:table-cell table:style-name="Table6.A1" table:number-columns-spanned="8" office:value-type="string">
            <text:p text:style-name="P11"><text:span text:style-name="T7">Table: Fantastic Travel Times</text:span></text:p>
          </table: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6"/>
          </table:table-cell>
          <table:table-cell table:style-name="Table6.A2" table:number-columns-spanned="7" office:value-type="string">
            <text:p text:style-name="P11"><text:span text:style-name="T7">———————————— Light Speed Factor —————————————</text:span></text:p>
          </table:table-cell>
          <table:covered-table-cell/>
          <table:covered-table-cell/>
          <table:covered-table-cell/>
          <table:covered-table-cell/>
          <table:covered-table-cell/>
          <table:covered-table-cell/>
        </table:table-row>
        <table:table-row table:style-name="Table6.3">
          <table:table-cell table:style-name="Table6.A2" office:value-type="string">
            <text:p text:style-name="P11"><text:span text:style-name="T7">Distance</text:span></text:p>
          </table:table-cell>
          <table:table-cell table:style-name="Table6.B3" office:value-type="string">
            <text:p text:style-name="P13"><text:span text:style-name="T7">0.5</text:span></text:p>
          </table:table-cell>
          <table:table-cell table:style-name="Table6.B3" office:value-type="string">
            <text:p text:style-name="P13"><text:span text:style-name="T7">0.75</text:span></text:p>
          </table:table-cell>
          <table:table-cell table:style-name="Table6.B3" office:value-type="string">
            <text:p text:style-name="P13"><text:span text:style-name="T7">1</text:span></text:p>
          </table:table-cell>
          <table:table-cell table:style-name="Table6.B3" office:value-type="string">
            <text:p text:style-name="P13"><text:span text:style-name="T7">5</text:span></text:p>
          </table:table-cell>
          <table:table-cell table:style-name="Table6.B3" office:value-type="string">
            <text:p text:style-name="P13"><text:span text:style-name="T7">10</text:span></text:p>
          </table:table-cell>
          <table:table-cell table:style-name="Table6.B3" office:value-type="string">
            <text:p text:style-name="P13"><text:span text:style-name="T7">15</text:span></text:p>
          </table:table-cell>
          <table:table-cell table:style-name="Table6.B3" office:value-type="string">
            <text:p text:style-name="P13"><text:span text:style-name="T7">25</text:span></text:p>
          </table:table-cell>
        </table:table-row>
        <table:table-row table:style-name="Table6.3">
          <table:table-cell table:style-name="Table6.A2" office:value-type="string">
            <text:p text:style-name="P1"><text:span text:style-name="T1">Earth to the Moon </text:span></text:p>
            <text:p text:style-name="P1"><text:span text:style-name="T1">(240,000 mi.)</text:span></text:p>
          </table:table-cell>
          <table:table-cell table:style-name="Table6.B3" office:value-type="string">
            <text:p text:style-name="P12"><text:span text:style-name="T1">2.58 sec.</text:span></text:p>
          </table:table-cell>
          <table:table-cell table:style-name="Table6.B3" office:value-type="string">
            <text:p text:style-name="P12"><text:span text:style-name="T1">1.72 sec.</text:span></text:p>
          </table:table-cell>
          <table:table-cell table:style-name="Table6.B3" office:value-type="string">
            <text:p text:style-name="P12"><text:span text:style-name="T1">1.29 sec.</text:span></text:p>
          </table:table-cell>
          <table:table-cell table:style-name="Table6.B3" office:value-type="string">
            <text:p text:style-name="P12"><text:span text:style-name="T1">0.26 sec.</text:span></text:p>
          </table:table-cell>
          <table:table-cell table:style-name="Table6.B3" office:value-type="string">
            <text:p text:style-name="P12"><text:span text:style-name="T1">0.13 sec.</text:span></text:p>
          </table:table-cell>
          <table:table-cell table:style-name="Table6.B3" office:value-type="string">
            <text:p text:style-name="P12"><text:span text:style-name="T1">0.09 sec.</text:span></text:p>
          </table:table-cell>
          <table:table-cell table:style-name="Table6.B3" office:value-type="string">
            <text:p text:style-name="P12"><text:span text:style-name="T1">0.05 sec.</text:span></text:p>
          </table:table-cell>
        </table:table-row>
        <table:table-row table:style-name="Table6.3">
          <table:table-cell table:style-name="Table6.A2" office:value-type="string">
            <text:p text:style-name="P1"><text:span text:style-name="T1">Earth to the Sun (1 AU) </text:span></text:p>
            <text:p text:style-name="P1"><text:span text:style-name="T1">(93,000,000 mi.)</text:span></text:p>
          </table:table-cell>
          <table:table-cell table:style-name="Table6.B3" office:value-type="string">
            <text:p text:style-name="P12"><text:span text:style-name="T1">16.6 min.</text:span></text:p>
          </table:table-cell>
          <table:table-cell table:style-name="Table6.B3" office:value-type="string">
            <text:p text:style-name="P12"><text:span text:style-name="T1">11.07 min.</text:span></text:p>
          </table:table-cell>
          <table:table-cell table:style-name="Table6.B3" office:value-type="string">
            <text:p text:style-name="P12"><text:span text:style-name="T1">8.3 min.</text:span></text:p>
          </table:table-cell>
          <table:table-cell table:style-name="Table6.B3" office:value-type="string">
            <text:p text:style-name="P12"><text:span text:style-name="T1">1.66 min.</text:span></text:p>
          </table:table-cell>
          <table:table-cell table:style-name="Table6.B3" office:value-type="string">
            <text:p text:style-name="P12"><text:span text:style-name="T1">49.8 sec.</text:span></text:p>
          </table:table-cell>
          <table:table-cell table:style-name="Table6.B3" office:value-type="string">
            <text:p text:style-name="P12"><text:span text:style-name="T1">33.2 sec.</text:span></text:p>
          </table:table-cell>
          <table:table-cell table:style-name="Table6.B3" office:value-type="string">
            <text:p text:style-name="P12"><text:span text:style-name="T1">19.9 sec.</text:span></text:p>
          </table:table-cell>
        </table:table-row>
        <table:table-row table:style-name="Table6.3">
          <table:table-cell table:style-name="Table6.A2" office:value-type="string">
            <text:p text:style-name="P1"><text:span text:style-name="T1">Earth to Mercury </text:span></text:p>
            <text:p text:style-name="P1"><text:span text:style-name="T1">(56,950,000 mi.)</text:span></text:p>
          </table:table-cell>
          <table:table-cell table:style-name="Table6.B3" office:value-type="string">
            <text:p text:style-name="P12"><text:span text:style-name="T1">10.2 min.</text:span></text:p>
          </table:table-cell>
          <table:table-cell table:style-name="Table6.B3" office:value-type="string">
            <text:p text:style-name="P12"><text:span text:style-name="T1">6.8 min.</text:span></text:p>
          </table:table-cell>
          <table:table-cell table:style-name="Table6.B3" office:value-type="string">
            <text:p text:style-name="P12"><text:span text:style-name="T1">5.1 min.</text:span></text:p>
          </table:table-cell>
          <table:table-cell table:style-name="Table6.B3" office:value-type="string">
            <text:p text:style-name="P12"><text:span text:style-name="T1">1.02 min.</text:span></text:p>
          </table:table-cell>
          <table:table-cell table:style-name="Table6.B3" office:value-type="string">
            <text:p text:style-name="P12"><text:span text:style-name="T1">30.6 sec.</text:span></text:p>
          </table:table-cell>
          <table:table-cell table:style-name="Table6.B3" office:value-type="string">
            <text:p text:style-name="P12"><text:span text:style-name="T1">20.4 sec.</text:span></text:p>
          </table:table-cell>
          <table:table-cell table:style-name="Table6.B3" office:value-type="string">
            <text:p text:style-name="P12"><text:span text:style-name="T1">12.2 sec.</text:span></text:p>
          </table:table-cell>
        </table:table-row>
        <table:table-row table:style-name="Table6.3">
          <table:table-cell table:style-name="Table6.A2" office:value-type="string">
            <text:p text:style-name="P1"><text:span text:style-name="T1">Earth to Venus </text:span></text:p>
            <text:p text:style-name="P1"><text:span text:style-name="T1">(26,040,000 mi.)</text:span></text:p>
          </table:table-cell>
          <table:table-cell table:style-name="Table6.B3" office:value-type="string">
            <text:p text:style-name="P12"><text:span text:style-name="T1">4.66 min.</text:span></text:p>
          </table:table-cell>
          <table:table-cell table:style-name="Table6.B3" office:value-type="string">
            <text:p text:style-name="P12"><text:span text:style-name="T1">3.11 min.</text:span></text:p>
          </table:table-cell>
          <table:table-cell table:style-name="Table6.B3" office:value-type="string">
            <text:p text:style-name="P12"><text:span text:style-name="T1">2.33 min.</text:span></text:p>
          </table:table-cell>
          <table:table-cell table:style-name="Table6.B3" office:value-type="string">
            <text:p text:style-name="P12"><text:span text:style-name="T1">28.2 sec.</text:span></text:p>
          </table:table-cell>
          <table:table-cell table:style-name="Table6.B3" office:value-type="string">
            <text:p text:style-name="P12"><text:span text:style-name="T1">14.1 sec.</text:span></text:p>
          </table:table-cell>
          <table:table-cell table:style-name="Table6.B3" office:value-type="string">
            <text:p text:style-name="P12"><text:span text:style-name="T1">9.4 sec.</text:span></text:p>
          </table:table-cell>
          <table:table-cell table:style-name="Table6.B3" office:value-type="string">
            <text:p text:style-name="P12"><text:span text:style-name="T1">5.6 sec.</text:span></text:p>
          </table:table-cell>
        </table:table-row>
        <table:table-row table:style-name="Table6.3">
          <table:table-cell table:style-name="Table6.A2" office:value-type="string">
            <text:p text:style-name="P1"><text:span text:style-name="T1">Earth to Mars </text:span></text:p>
            <text:p text:style-name="P1"><text:span text:style-name="T1">(48,360,000 mi.)</text:span></text:p>
          </table:table-cell>
          <table:table-cell table:style-name="Table6.B3" office:value-type="string">
            <text:p text:style-name="P12"><text:span text:style-name="T1">8.6 min.</text:span></text:p>
          </table:table-cell>
          <table:table-cell table:style-name="Table6.B3" office:value-type="string">
            <text:p text:style-name="P12"><text:span text:style-name="T1">5.7 min.</text:span></text:p>
          </table:table-cell>
          <table:table-cell table:style-name="Table6.B3" office:value-type="string">
            <text:p text:style-name="P12"><text:span text:style-name="T1">4.3 min.</text:span></text:p>
          </table:table-cell>
          <table:table-cell table:style-name="Table6.B3" office:value-type="string">
            <text:p text:style-name="P12"><text:span text:style-name="T1">51.6 sec.</text:span></text:p>
          </table:table-cell>
          <table:table-cell table:style-name="Table6.B3" office:value-type="string">
            <text:p text:style-name="P12"><text:span text:style-name="T1">25.8 sec.</text:span></text:p>
          </table:table-cell>
          <table:table-cell table:style-name="Table6.B3" office:value-type="string">
            <text:p text:style-name="P12"><text:span text:style-name="T1">17.2 sec.</text:span></text:p>
          </table:table-cell>
          <table:table-cell table:style-name="Table6.B3" office:value-type="string">
            <text:p text:style-name="P12"><text:span text:style-name="T1">10.3 sec.</text:span></text:p>
          </table:table-cell>
        </table:table-row>
        <table:table-row table:style-name="Table6.3">
          <table:table-cell table:style-name="Table6.A2" office:value-type="string">
            <text:p text:style-name="P1"><text:span text:style-name="T1">Earth to Jupiter </text:span></text:p>
            <text:p text:style-name="P1"><text:span text:style-name="T1">(390,600,000 mi.)</text:span></text:p>
          </table:table-cell>
          <table:table-cell table:style-name="Table6.B3" office:value-type="string">
            <text:p text:style-name="P12"><text:span text:style-name="T1">70.0 min.</text:span></text:p>
          </table:table-cell>
          <table:table-cell table:style-name="Table6.B3" office:value-type="string">
            <text:p text:style-name="P12"><text:span text:style-name="T1">46.7 min.</text:span></text:p>
          </table:table-cell>
          <table:table-cell table:style-name="Table6.B3" office:value-type="string">
            <text:p text:style-name="P12"><text:span text:style-name="T1">35 min.</text:span></text:p>
          </table:table-cell>
          <table:table-cell table:style-name="Table6.B3" office:value-type="string">
            <text:p text:style-name="P12"><text:span text:style-name="T1">7.0 min.</text:span></text:p>
          </table:table-cell>
          <table:table-cell table:style-name="Table6.B3" office:value-type="string">
            <text:p text:style-name="P12"><text:span text:style-name="T1">3.5 min.</text:span></text:p>
          </table:table-cell>
          <table:table-cell table:style-name="Table6.B3" office:value-type="string">
            <text:p text:style-name="P12"><text:span text:style-name="T1">2.3 min.</text:span></text:p>
          </table:table-cell>
          <table:table-cell table:style-name="Table6.B3" office:value-type="string">
            <text:p text:style-name="P12"><text:span text:style-name="T1">1.4 min.</text:span></text:p>
          </table:table-cell>
        </table:table-row>
        <table:table-row table:style-name="Table6.3">
          <table:table-cell table:style-name="Table6.A2" office:value-type="string">
            <text:p text:style-name="P1"><text:span text:style-name="T1">Earth to Saturn </text:span></text:p>
            <text:p text:style-name="P1"><text:span text:style-name="T1">(704,940,000 mi.)</text:span></text:p>
          </table:table-cell>
          <table:table-cell table:style-name="Table6.B3" office:value-type="string">
            <text:p text:style-name="P12"><text:span text:style-name="T1">126.4 min.</text:span></text:p>
          </table:table-cell>
          <table:table-cell table:style-name="Table6.B3" office:value-type="string">
            <text:p text:style-name="P12"><text:span text:style-name="T1">84.3 min.</text:span></text:p>
          </table:table-cell>
          <table:table-cell table:style-name="Table6.B3" office:value-type="string">
            <text:p text:style-name="P12"><text:span text:style-name="T1">63.2 min.</text:span></text:p>
          </table:table-cell>
          <table:table-cell table:style-name="Table6.B3" office:value-type="string">
            <text:p text:style-name="P12"><text:span text:style-name="T1">12.6 min.</text:span></text:p>
          </table:table-cell>
          <table:table-cell table:style-name="Table6.B3" office:value-type="string">
            <text:p text:style-name="P12"><text:span text:style-name="T1">6.3 min.</text:span></text:p>
          </table:table-cell>
          <table:table-cell table:style-name="Table6.B3" office:value-type="string">
            <text:p text:style-name="P12"><text:span text:style-name="T1">4.2 min.</text:span></text:p>
          </table:table-cell>
          <table:table-cell table:style-name="Table6.B3" office:value-type="string">
            <text:p text:style-name="P12"><text:span text:style-name="T1">2.5 min.</text:span></text:p>
          </table:table-cell>
        </table:table-row>
        <table:table-row table:style-name="Table6.3">
          <table:table-cell table:style-name="Table6.A2" office:value-type="string">
            <text:p text:style-name="P1"><text:span text:style-name="T1">Earth to Uranus</text:span></text:p>
            <text:p text:style-name="P1"><text:span text:style-name="T1">(1,687,020,000 mi.)</text:span></text:p>
          </table:table-cell>
          <table:table-cell table:style-name="Table6.B3" office:value-type="string">
            <text:p text:style-name="P12"><text:span text:style-name="T1">302.4 min.</text:span></text:p>
          </table:table-cell>
          <table:table-cell table:style-name="Table6.B3" office:value-type="string">
            <text:p text:style-name="P12"><text:span text:style-name="T1">201.6 min.</text:span></text:p>
          </table:table-cell>
          <table:table-cell table:style-name="Table6.B3" office:value-type="string">
            <text:p text:style-name="P12"><text:span text:style-name="T1">151.2 min.</text:span></text:p>
          </table:table-cell>
          <table:table-cell table:style-name="Table6.B3" office:value-type="string">
            <text:p text:style-name="P12"><text:span text:style-name="T1">30.2 min.</text:span></text:p>
          </table:table-cell>
          <table:table-cell table:style-name="Table6.B3" office:value-type="string">
            <text:p text:style-name="P12"><text:span text:style-name="T1">15.1 min.</text:span></text:p>
          </table:table-cell>
          <table:table-cell table:style-name="Table6.B3" office:value-type="string">
            <text:p text:style-name="P12"><text:span text:style-name="T1">10.1 min.</text:span></text:p>
          </table:table-cell>
          <table:table-cell table:style-name="Table6.B3" office:value-type="string">
            <text:p text:style-name="P12"><text:span text:style-name="T1">6.05 min.</text:span></text:p>
          </table:table-cell>
        </table:table-row>
        <table:table-row table:style-name="Table6.3">
          <table:table-cell table:style-name="Table6.A2" office:value-type="string">
            <text:p text:style-name="P1"><text:span text:style-name="T1">Earth to Neptune</text:span></text:p>
            <text:p text:style-name="P1"><text:span text:style-name="T1">(2,715,600,000 mi.)</text:span></text:p>
          </table:table-cell>
          <table:table-cell table:style-name="Table6.B3" office:value-type="string">
            <text:p text:style-name="P12"><text:span text:style-name="T1">486.6 min.</text:span></text:p>
          </table:table-cell>
          <table:table-cell table:style-name="Table6.B3" office:value-type="string">
            <text:p text:style-name="P12"><text:span text:style-name="T1">324.4 min.</text:span></text:p>
          </table:table-cell>
          <table:table-cell table:style-name="Table6.B3" office:value-type="string">
            <text:p text:style-name="P12"><text:span text:style-name="T1">243.3 min.</text:span></text:p>
          </table:table-cell>
          <table:table-cell table:style-name="Table6.B3" office:value-type="string">
            <text:p text:style-name="P12"><text:span text:style-name="T1">48.7 min.</text:span></text:p>
          </table:table-cell>
          <table:table-cell table:style-name="Table6.B3" office:value-type="string">
            <text:p text:style-name="P12"><text:span text:style-name="T1">24.4 min.</text:span></text:p>
          </table:table-cell>
          <table:table-cell table:style-name="Table6.B3" office:value-type="string">
            <text:p text:style-name="P12"><text:span text:style-name="T1">16.2 min.</text:span></text:p>
          </table:table-cell>
          <table:table-cell table:style-name="Table6.B3" office:value-type="string">
            <text:p text:style-name="P12"><text:span text:style-name="T1">9.7 min.</text:span></text:p>
          </table:table-cell>
        </table:table-row>
        <table:table-row table:style-name="Table6.3">
          <table:table-cell table:style-name="Table6.A2" office:value-type="string">
            <text:p text:style-name="P1"><text:span text:style-name="T1">Earth to Pluto</text:span></text:p>
            <text:p text:style-name="P1"><text:span text:style-name="T1">(3,574,920,000 mi.)</text:span></text:p>
          </table:table-cell>
          <table:table-cell table:style-name="Table6.B3" office:value-type="string">
            <text:p text:style-name="P12"><text:span text:style-name="T1">640 min.</text:span></text:p>
          </table:table-cell>
          <table:table-cell table:style-name="Table6.B3" office:value-type="string">
            <text:p text:style-name="P12"><text:span text:style-name="T1">426.67 min.</text:span></text:p>
          </table:table-cell>
          <table:table-cell table:style-name="Table6.B3" office:value-type="string">
            <text:p text:style-name="P12"><text:span text:style-name="T1">320 min.</text:span></text:p>
          </table:table-cell>
          <table:table-cell table:style-name="Table6.B3" office:value-type="string">
            <text:p text:style-name="P12"><text:span text:style-name="T1">64 min.</text:span></text:p>
          </table:table-cell>
          <table:table-cell table:style-name="Table6.B3" office:value-type="string">
            <text:p text:style-name="P12"><text:span text:style-name="T1">32 min.</text:span></text:p>
          </table:table-cell>
          <table:table-cell table:style-name="Table6.B3" office:value-type="string">
            <text:p text:style-name="P12"><text:span text:style-name="T1">21.3 min.</text:span></text:p>
          </table:table-cell>
          <table:table-cell table:style-name="Table6.B3" office:value-type="string">
            <text:p text:style-name="P12"><text:span text:style-name="T1">12.8 min.</text:span></text:p>
          </table:table-cell>
        </table:table-row>
        <table:table-row table:style-name="Table6.3">
          <table:table-cell table:style-name="Table6.A2" office:value-type="string">
            <text:p text:style-name="P1"><text:span text:style-name="T1">1 light year</text:span></text:p>
            <text:p text:style-name="P1"><text:span text:style-name="T1">(5,865,696,000,000 mi.)</text:span></text:p>
          </table:table-cell>
          <table:table-cell table:style-name="Table6.B3" office:value-type="string">
            <text:p text:style-name="P12"><text:span text:style-name="T1">2.0 years</text:span></text:p>
          </table:table-cell>
          <table:table-cell table:style-name="Table6.B3" office:value-type="string">
            <text:p text:style-name="P12"><text:span text:style-name="T1">1.33 years</text:span></text:p>
          </table:table-cell>
          <table:table-cell table:style-name="Table6.B3" office:value-type="string">
            <text:p text:style-name="P12"><text:span text:style-name="T1">1.0 year</text:span></text:p>
          </table:table-cell>
          <table:table-cell table:style-name="Table6.B3" office:value-type="string">
            <text:p text:style-name="P12"><text:span text:style-name="T1">2.4 mo.</text:span></text:p>
          </table:table-cell>
          <table:table-cell table:style-name="Table6.B3" office:value-type="string">
            <text:p text:style-name="P12"><text:span text:style-name="T1">1.2 mo.</text:span></text:p>
          </table:table-cell>
          <table:table-cell table:style-name="Table6.B3" office:value-type="string">
            <text:p text:style-name="P12"><text:span text:style-name="T1">0.8 mo.</text:span></text:p>
          </table:table-cell>
          <table:table-cell table:style-name="Table6.B3" office:value-type="string">
            <text:p text:style-name="P12"><text:span text:style-name="T1">0.48 mo.</text:span></text:p>
          </table:table-cell>
        </table:table-row>
        <table:table-row table:style-name="Table6.3">
          <table:table-cell table:style-name="Table6.A15" office:value-type="string">
            <text:p text:style-name="P11"><text:span text:style-name="T1">Sun to Alpha Centauri</text:span></text:p>
            <text:p text:style-name="P11"><text:span text:style-name="T1">(4.4 light years)</text:span></text:p>
          </table:table-cell>
          <table:table-cell table:style-name="Table6.B15" office:value-type="string">
            <text:p text:style-name="P13"><text:span text:style-name="T1">8.8 years</text:span></text:p>
          </table:table-cell>
          <table:table-cell table:style-name="Table6.B15" office:value-type="string">
            <text:p text:style-name="P13"><text:span text:style-name="T1">5.87 years</text:span></text:p>
          </table:table-cell>
          <table:table-cell table:style-name="Table6.B15" office:value-type="string">
            <text:p text:style-name="P13"><text:span text:style-name="T1">4.4 years</text:span></text:p>
          </table:table-cell>
          <table:table-cell table:style-name="Table6.B15" office:value-type="string">
            <text:p text:style-name="P13"><text:span text:style-name="T1">10.56 mo.</text:span></text:p>
          </table:table-cell>
          <table:table-cell table:style-name="Table6.B15" office:value-type="string">
            <text:p text:style-name="P13"><text:span text:style-name="T1">5.28 mo.</text:span></text:p>
          </table:table-cell>
          <table:table-cell table:style-name="Table6.B15" office:value-type="string">
            <text:p text:style-name="P13"><text:span text:style-name="T1">3.53 mo.</text:span></text:p>
          </table:table-cell>
          <table:table-cell table:style-name="Table6.B15" office:value-type="string">
            <text:p text:style-name="P13"><text:span text:style-name="T1">2.1 mo.</text:span></text:p>
          </table:table-cell>
        </table:table-row>
      </table:table>
      <text:h text:style-name="P22" text:outline-level="9"/>
      <text:h text:style-name="P23" text:outline-level="9"><text:span text:style-name="T6">TELEPORTATION</text:span></text:h>
      <text:p text:style-name="P1"><text:span text:style-name="T2">The earliest teleportation devices move only simple substances, with uniform molecular structures. As the technology improves, teleporting more complex matter becomes possible. At Progress Level 8, living organic matter can pass more or less safely through teleporters. At Progress Level 9, the range of matter transference increases to cover galactic distances.</text:span></text:p>
      <text:p text:style-name="P5"/>
      <text:h text:style-name="P18" text:outline-level="2"><text:soft-page-break/><text:span text:style-name="T6">TELEPORTERS</text:span></text:h>
      <text:p text:style-name="P1"><text:span text:style-name="T2">As with stardrives, multiple types of teleporters can exist, depending on the technology used to develop them.</text:span></text:p>
      <text:p text:style-name="P3"/>
      <text:p text:style-name="P1"><text:span text:style-name="T3">TRANSPORT BOOTH (PL 8)</text:span></text:p>
      <text:p text:style-name="P1"><text:span text:style-name="T2">Based on original teleportation technology, a transport booth is simply a booth large enough to accommodate a single Medium-size creature or Huge object, with controls on the outside. An operator selects the destination booth (which is any other transport booth), waits for a clear signal from the destination, then transmits. Anything inside the booth is disassembled at the molecular level, translated into electronic data, and transmitted. The speed of the transmission depends on the communication technology used, but even with the least effective communications, any distance of less than 1,000 miles is virtually instantaneous.</text:span></text:p>
      <text:p text:style-name="P1"><text:span text:style-name="T4">Radio Transceiver (PL 5): </text:span><text:span text:style-name="T2">A transport booth equipped with a radio transceiver can teleport its contents to a receiving booth positioned within 240,000 miles (roughly the distance between Earth and the Moon). Since light travels at a speed of 186,000 miles per second, the transport is nearly instantaneous.</text:span></text:p>
      <text:p text:style-name="P1"><text:span text:style-name="T4">Laser Transceiver (PL 6): </text:span><text:span text:style-name="T2">A transport booth equipped with a laser transceiver can teleport its contents to a receiving booth at any distance. However, the transmission travels at a speed of 8 AU/hour (or 744,000,000 miles/hour), making it practical only for interplanetary transport.</text:span></text:p>
      <text:p text:style-name="P1"><text:span text:style-name="T4">Mass Transceiver (PL 7): </text:span><text:span text:style-name="T2">A transport booth equipped with a mass transceiver can teleport its contents to a receiving booth instantaneously. The maximum range of the transmission is 1,000 AU (roughly 93,000,000,000 miles).</text:span></text:p>
      <text:p text:style-name="P1"><text:span text:style-name="T4">Drive Transceiver (PL 8): </text:span><text:span text:style-name="T2">A transport booth equipped with a drive transceiver can teleport its contents to a receiving booth within 1,000 AU (roughly 93,000,000,000 miles). The transport is virtually instantaneous.</text:span></text:p>
      <text:p text:style-name="P1"><text:span text:style-name="T4">Ansible (PL 9): </text:span><text:span text:style-name="T2">A transport booth equipped with an ansible can teleport its contents to a receiving booth across interstellar space. The teleport occurs instantaneously, and the range of the transport booth is effectively unlimited. If the transport booth operator attempts to transmit before he gets a clear signal from the receiving booth, any living creature involved in the teleport must make a Fortitude save (DC 20). If the save fails, the living being immediately drops to –1 hit points and begins to die. Even if the save succeeds, the creature takes 2d4 points of Constitution damage. In either case, the teleported creature reaches the intended destination.</text:span></text:p>
      <text:p text:style-name="P1"><text:span text:style-name="T2">The purchase DC of a transport booth does not include the cost of the communication technology used to transmit the matter (see Table: Transport Booth Purchase DC Modifiers).</text:span></text:p>
      <text:p text:style-name="P1"><text:span text:style-name="T3">Purchase DC: </text:span><text:span text:style-name="T2">31 (per transport booth) + the communication system’s purchase DC modifier (see Table: Transport Booth Purchase DC Modifiers).</text:span></text:p>
      <text:p text:style-name="P1"><text:span text:style-name="T3">Restriction: </text:span><text:span text:style-name="T2">Licensed (+1).</text:span></text:p>
      <text:p text:style-name="P3"/>
      <text:p text:style-name="P1"><text:span text:style-name="T3">TRANSPORTAL (PL 8)</text:span></text:p>
      <text:p text:style-name="P1"><text:span text:style-name="T2">The transportal is a contained teleportation field. Creatures step into it, and moments later they step out on the far side in a different location. The technology only allows transport from one transportal to another, though it is stable enough to remain open for several minutes with each activation and only requires about 30 minutes to recharge between activations. The only major drawback of the transportal is that it tends to disorient travelers. Any creature using a transportal must succeed on a Fortitude save (DC 15) or be shaken for 1d6 rounds upon arrival.</text:span></text:p>
      <text:p text:style-name="P1"><text:span text:style-name="T3">Purchase DC: </text:span><text:span text:style-name="T2">58 per transportal.</text:span></text:p>
      <text:p text:style-name="P1"><text:span text:style-name="T3">Restriction: </text:span><text:span text:style-name="T2">Licensed (+1).</text:span></text:p>
      <text:p text:style-name="P3"/>
      <text:p text:style-name="P1"><text:span text:style-name="T3">TRANSPORT DISK (PL 9)</text:span></text:p>
      <text:p text:style-name="P1"><text:span text:style-name="T2">The general technology of teleportation advances at Progress Level 9, to the point where a receiving station is no longer necessary. The traveler stands upon a disk on the floor, and the operator uses sensor technology to pinpoint the traveler’s target destination. Pinpointing the target destination requires a successful Navigate check, and the DC depends on the distance traveled (see Table: Check DCs for Transport Disks). Attempting to pinpoint the location without the aid of sensor technology imposes a –20 penalty on the Navigate check.</text:span></text:p>
      <text:p text:style-name="P1"><text:span text:style-name="T2">When the operator transmits, any creature or object standing on the transport disk is instantly sent to the location the operator has selected. If the operator’s Navigate check fails by 10 or less, the teleported creature or object appears in a location 1d100 miles from the intended destination (determined randomly). If the check fails by 11 or more, the teleported creature or object materializes inside solid matter at some location 1d100 miles from the intended destination. Any living creature teleported into solid matter takes 20d6 points of damage, or half damage if a Fortitude save (DC 20) succeeds. It must also be freed from whatever she has materialized inside of.</text:span></text:p>
      <text:p text:style-name="P1"><text:span text:style-name="T2">Although the chance of a botched transmission is daunting to some, transport disks offer a tremendous advantage. With a successful Computer Use check (see Table: Check DCs for Transport Disks), a transport disk operator can locate a particular creature or object with computer sensors and teleport it from its present location to the transport disk. The range is limited only by the range of the sensors.</text:span></text:p>
      <text:p text:style-name="P1"><text:span text:style-name="T3">Purchase DC: </text:span><text:span text:style-name="T2">52.</text:span></text:p>
      <text:p text:style-name="P1"><text:soft-page-break/><text:span text:style-name="T3">Restriction: </text:span><text:span text:style-name="T2">Restricted (+2).</text:span></text:p>
      <text:p text:style-name="P5"/>
      <table:table table:name="Table7" table:style-name="Table7">
        <table:table-column table:style-name="Table7.A"/>
        <table:table-column table:style-name="Table7.B"/>
        <table:table-row table:style-name="Table7.1">
          <table:table-cell table:style-name="Table7.A1" table:number-columns-spanned="2" office:value-type="string">
            <text:h text:style-name="P25" text:outline-level="3"><text:span text:style-name="T1">Table: Transport Booth Purchase DC Modifiers</text:span></text:h>
          </table:table-cell>
          <table:covered-table-cell/>
        </table:table-row>
        <table:table-row table:style-name="Table7.2">
          <table:table-cell table:style-name="Table7.A2" office:value-type="string">
            <text:h text:style-name="P27" text:outline-level="3"><text:span text:style-name="T1">Transport Booth’s Purchase DC</text:span></text:h>
          </table:table-cell>
          <table:table-cell table:style-name="Table7.B2" office:value-type="string">
            <text:h text:style-name="P20" text:outline-level="4"><text:span text:style-name="T1">Communication System Modifier</text:span></text:h>
          </table:table-cell>
        </table:table-row>
        <table:table-row table:style-name="Table7.2">
          <table:table-cell table:style-name="Table7.B2" office:value-type="string">
            <text:p text:style-name="P11"><text:span text:style-name="T7">Progress Level 5: Information Age</text:span></text:p>
          </table:table-cell>
          <table:table-cell table:style-name="Table7.B2" office:value-type="string">
            <text:p text:style-name="P8"/>
          </table:table-cell>
        </table:table-row>
        <table:table-row table:style-name="Table7.2">
          <table:table-cell table:style-name="Table7.B2" office:value-type="string">
            <text:p text:style-name="P1"><text:span text:style-name="T1">Radio Transceiver </text:span></text:p>
          </table:table-cell>
          <table:table-cell table:style-name="Table7.B2" office:value-type="string">
            <text:p text:style-name="P12"><text:span text:style-name="T1">+0</text:span></text:p>
          </table:table-cell>
        </table:table-row>
        <table:table-row table:style-name="Table7.2">
          <table:table-cell table:style-name="Table7.B2" office:value-type="string">
            <text:p text:style-name="P1"><text:span text:style-name="T7">Progress Level 6: Fusion Age</text:span></text:p>
          </table:table-cell>
          <table:table-cell table:style-name="Table7.B2" office:value-type="string">
            <text:p text:style-name="P7"/>
          </table:table-cell>
        </table:table-row>
        <table:table-row table:style-name="Table7.2">
          <table:table-cell table:style-name="Table7.B2" office:value-type="string">
            <text:p text:style-name="P1"><text:span text:style-name="T1">Laser Transceiver </text:span></text:p>
          </table:table-cell>
          <table:table-cell table:style-name="Table7.B2" office:value-type="string">
            <text:p text:style-name="P12"><text:span text:style-name="T1">+3</text:span></text:p>
          </table:table-cell>
        </table:table-row>
        <table:table-row table:style-name="Table7.2">
          <table:table-cell table:style-name="Table7.B2" office:value-type="string">
            <text:p text:style-name="P1"><text:span text:style-name="T7">Progress Level 7: Gravity Ag</text:span><text:span text:style-name="T1">e</text:span></text:p>
          </table:table-cell>
          <table:table-cell table:style-name="Table7.B2" office:value-type="string">
            <text:p text:style-name="P9"/>
          </table:table-cell>
        </table:table-row>
        <table:table-row table:style-name="Table7.2">
          <table:table-cell table:style-name="Table7.B2" office:value-type="string">
            <text:p text:style-name="P1"><text:span text:style-name="T1">Mass Transceiver </text:span></text:p>
          </table:table-cell>
          <table:table-cell table:style-name="Table7.B2" office:value-type="string">
            <text:p text:style-name="P12"><text:span text:style-name="T1">+5</text:span></text:p>
          </table:table-cell>
        </table:table-row>
        <table:table-row table:style-name="Table7.2">
          <table:table-cell table:style-name="Table7.B2" office:value-type="string">
            <text:p text:style-name="P1"><text:span text:style-name="T7">Progress Level 8: Energy Age</text:span></text:p>
          </table:table-cell>
          <table:table-cell table:style-name="Table7.B2" office:value-type="string">
            <text:p text:style-name="P7"/>
          </table:table-cell>
        </table:table-row>
        <table:table-row table:style-name="Table7.2">
          <table:table-cell table:style-name="Table7.B2" office:value-type="string">
            <text:p text:style-name="P1"><text:span text:style-name="T1">Drive Transceiver </text:span></text:p>
          </table:table-cell>
          <table:table-cell table:style-name="Table7.B2" office:value-type="string">
            <text:p text:style-name="P12"><text:span text:style-name="T1">+8</text:span></text:p>
          </table:table-cell>
        </table:table-row>
        <table:table-row table:style-name="Table7.2">
          <table:table-cell table:style-name="Table7.B2" office:value-type="string">
            <text:p text:style-name="P1"><text:span text:style-name="T7">Progress Level 9: Matter Age</text:span></text:p>
          </table:table-cell>
          <table:table-cell table:style-name="Table7.B2" office:value-type="string">
            <text:p text:style-name="P7"/>
          </table:table-cell>
        </table:table-row>
        <table:table-row table:style-name="Table7.2">
          <table:table-cell table:style-name="Table7.A12" office:value-type="string">
            <text:p text:style-name="P11"><text:span text:style-name="T1">Ansible </text:span></text:p>
          </table:table-cell>
          <table:table-cell table:style-name="Table7.A12" office:value-type="string">
            <text:p text:style-name="P13"><text:span text:style-name="T1">+13</text:span></text:p>
          </table:table-cell>
        </table:table-row>
      </table:table>
      <text:p text:style-name="P3"/>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h text:style-name="P25" text:outline-level="3"><text:span text:style-name="T1">Table: Check DCs For Transport Disks</text:span></text:h>
          </table:table-cell>
          <table:covered-table-cell/>
          <table:covered-table-cell/>
        </table:table-row>
        <table:table-row table:style-name="Table8.2">
          <table:table-cell table:style-name="Table8.A2" office:value-type="string">
            <text:h text:style-name="P25" text:outline-level="3"><text:span text:style-name="T1">Distance </text:span></text:h>
          </table:table-cell>
          <table:table-cell table:style-name="Table8.A2" office:value-type="string">
            <text:p text:style-name="P28"><text:span text:style-name="T1">Navigate Check DC</text:span></text:p>
          </table:table-cell>
          <table:table-cell table:style-name="Table8.A2" office:value-type="string">
            <text:p text:style-name="P28"><text:span text:style-name="T1">Computer Use DC</text:span></text:p>
          </table:table-cell>
        </table:table-row>
        <table:table-row table:style-name="Table8.2">
          <table:table-cell table:style-name="Table8.A3" office:value-type="string">
            <text:p text:style-name="P11"><text:span text:style-name="T1">Planetary </text:span></text:p>
          </table:table-cell>
          <table:table-cell table:style-name="Table8.A2" office:value-type="string">
            <text:p text:style-name="P13"><text:span text:style-name="T1">15</text:span></text:p>
          </table:table-cell>
          <table:table-cell table:style-name="Table8.A2" office:value-type="string">
            <text:p text:style-name="P13"><text:span text:style-name="T1">20</text:span></text:p>
          </table:table-cell>
        </table:table-row>
        <table:table-row table:style-name="Table8.2">
          <table:table-cell table:style-name="Table8.A3" office:value-type="string">
            <text:p text:style-name="P1"><text:span text:style-name="T1">Interplanetary </text:span></text:p>
          </table:table-cell>
          <table:table-cell table:style-name="Table8.A2" office:value-type="string">
            <text:p text:style-name="P12"><text:span text:style-name="T1">20</text:span></text:p>
          </table:table-cell>
          <table:table-cell table:style-name="Table8.A2" office:value-type="string">
            <text:p text:style-name="P12"><text:span text:style-name="T1">25</text:span></text:p>
          </table:table-cell>
        </table:table-row>
        <table:table-row table:style-name="Table8.2">
          <table:table-cell table:style-name="Table8.A5" office:value-type="string">
            <text:p text:style-name="P11"><text:span text:style-name="T1">Interstellar </text:span></text:p>
          </table:table-cell>
          <table:table-cell table:style-name="Table8.B5" office:value-type="string">
            <text:p text:style-name="P13"><text:span text:style-name="T1">25</text:span></text:p>
          </table:table-cell>
          <table:table-cell table:style-name="Table8.B5" office:value-type="string">
            <text:p text:style-name="P13"><text:span text:style-name="T1">30</text:span></text:p>
          </table:table-cell>
        </table:table-row>
      </table:table>
      <text:p text:style-name="P5"/>
      <text:p text:style-name="P4"/>
      <text:h text:style-name="P18" text:outline-level="2"><text:span text:style-name="T6">DIMENSIONAL TRAVEL</text:span></text:h>
      <text:p text:style-name="P1"><text:span text:style-name="T2">Humankind has long been fascinated with the idea of parallel dimensions, the theory being that alongside our own universe lie virtually identical universes in which people just like us live out their lives (and perhaps fantasize about parallel dimensions). The popular notion is that in a parallel dimension, some different decision was made, some random event occurred differently, or that some element in the composition of the Earth is more common—and, as a result, the universe is different to some degree or another. What if Wellington lost the Battle of Waterloo? What if the cataclysm that wiped out the dinosaurs never happened? What if Hitler conquered the world?</text:span></text:p>
      <text:p text:style-name="P1"><text:soft-page-break/><text:span text:style-name="T2">Of course, it could all be considerably more subtle than all that; perhaps all humans have gray eyes, and that’s the only difference. The point is that in alternate realities, life could be different. Without ever leaving their home world, dimensional explorers could face challenges every bit as daunting as the challenges faced by space explorers.</text:span></text:p>
      <text:p text:style-name="P5"/>
      <text:h text:style-name="P18" text:outline-level="2"><text:span text:style-name="T6">HAZARDS OF DIMENSIONAL TRAVEL</text:span></text:h>
      <text:p text:style-name="P1"><text:span text:style-name="T2">Any initial exploration of parallel dimensions must logically proceed from a fixed location, because the amount of energy required would not allow for a portable power source. Thus, as with interstellar travel, early interdimensional trips are likely to be one-way. Fortunately, if a beachhead can be established in another dimension, it should be a simple matter for subsequent expeditions to transport the materials necessary for the construction of another power source. It is in establishing that beachhead that the real risk lies.</text:span></text:p>
      <text:p text:style-name="P1"><text:span text:style-name="T2">Initial dimensional journeys are unlikely to be carried out by humans, but rather by probes designed to test the gravity, radiation levels, atmosphere, pressure, and temperature—and to bring back samples of microorganisms—to ensure that humans can survive, and that they are properly equipped. Such probes must be tethered to the original dimension to send back information (since there is no indication that communication signals would travel back any more easily than objects could).</text:span></text:p>
      <text:p text:style-name="P1"><text:span text:style-name="T2">The use of probes, however, should allow dimensional physicists to develop a kind of “matrix map.” Not only can they note which dimensions are hostile to human life, but, with sufficient data points, they can extrapolate which dimension “frequencies” are likely to prove conducive to human life. The first human dimensional travelers are likely to be extremely well prepared for the environmental conditions they encounter.</text:span></text:p>
      <text:p text:style-name="P1"><text:span text:style-name="T2">Other factors may prove more hazardous, however. In addition to the perils of first contact with a xenophobic populace, dimension travelers must contend with the possibility of equipment failure, dimensional static, scale variance, and encounters with other travelers who might not be friendly.</text:span></text:p>
      <text:p text:style-name="P3"/>
      <text:p text:style-name="P1"><text:span text:style-name="T3">EQUIPMENT FAILURE</text:span></text:p>
      <text:p text:style-name="P1"><text:span text:style-name="T2">As the science of dimensional travel advances, explorers carry portable dimension gate generators, enabling them to come and go through dimensions as they please. If that equipment fails for some reason, the expedition might be trapped, possibly without the means to repair the damaged generator.</text:span></text:p>
      <text:p text:style-name="P1"><text:span text:style-name="T2">Dimension gate generators—whether stationary or portable— should not break down at random any more than a starship does (unless, of course, the campaign revolves around that very problem).</text:span></text:p>
      <text:p text:style-name="P1"><text:span text:style-name="T3">Complete Shutdown: </text:span><text:span text:style-name="T2">The generator simply stops working, either because its components are damaged or because it has run out of power. Fixing damage components usually requires 10 hours and a successful Repair check (DC 25), while constructing a new power source (a complex device) requires 60 hours and a successful Craft (electronic) check (DC 25). Locating a replacement power source in a civilized area may require a successful Gather Information check, and negotiating for it may require a Diplomacy check.</text:span></text:p>
      <text:p text:style-name="P1"><text:span text:style-name="T3">Miscalibration: </text:span><text:span text:style-name="T2">A miscalibrated dimension gate generator doesn’t take the characters where they planned to go. Correctly recalibrating the generator involves either downloading the data from another functional generator (a full-round action followed by a successful DC 10 Computer Use check) or returning to the last “accurate coordinates” and resetting the matrix (12 hours of work followed by a successful DC 25 Computer Use check).</text:span></text:p>
      <text:p text:style-name="P1"><text:span text:style-name="T3">Communication Failure: </text:span><text:span text:style-name="T2">There is no guarantee that standard communications work across dimensions; even communications designed to work across interstellar distances are useless when the party for whom the message is intended is not in the same dimension. A d-com (see Dimensional Communicators, below) or similar device enables communication across dimensions.</text:span></text:p>
      <text:p text:style-name="P3"/>
      <text:p text:style-name="P1"><text:span text:style-name="T3">DIMENSIONAL STATIC</text:span></text:p>
      <text:p text:style-name="P1"><text:span text:style-name="T2">Dimensions are constantly splitting into new dimensions as events create alternate realities. These divergences release tremendous amounts of energy, which manifests as a kind of “static” during dimension gate operations. Generators are designed to filter out this noise and lock onto the specific “signal” of the intended destination. However, if the generator isn’t getting enough power, or if the static level is extremely high, the gateway between dimensions is less stable.</text:span></text:p>
      <text:p text:style-name="P1"><text:span text:style-name="T2">Traveling through an unstable gate is potentially fatal. The traveler must make a Fortitude save (DC 15). If the check succeeds, the character arrives at the intended destination but is stunned for 1d4 rounds. If the check fails, the character arrives on target but is nauseated for 1d4 hours. If the save fails by 5 or more, the character arrives on target, takes 2d6 points of Constitution damage, and is nauseated for 1d4 hours.</text:span></text:p>
      <text:p text:style-name="P3"/>
      <text:p text:style-name="P1"><text:span text:style-name="T3">SCALE VARIANCE</text:span></text:p>
      <text:p text:style-name="P1"><text:span text:style-name="T2">A potential risk in traveling to other dimensions is a matter of size: Is everything in the other dimension on the same scale as the travelers who visit it? A scale variance can be simulated by changing a character’s effective size. For example, a Medium-size character might be considered Fine in the new dimension. Such a variance, of course, changes the character’s size modifier to attack rolls and Defense. Speed also changes, multiplied by a factor based on the change in size: Fine ×0.16, Diminutive ×0.33, Tiny ×0.5, Small ×0.66, Medium-size ×1, Large ×1.33, Huge ×2, Gargantuan ×2.66, Colossal ×3.33.</text:span></text:p>
      <text:p text:style-name="P1"><text:span text:style-name="T2">The damage a character deals with natural and artificial weapons also scales with size. For every step by which a character’s size category increases or decreases, increase or decrease the damage by one step: 1, 1d2, 1d3, 1d4, 1d6, 1d8, 2d6, 3d6, 4d6, 6d6, 8d6, 12d6. Attacks that deal 2d4 points of damage scale down to 1d6 or up to 2d6. Attacks that deal 1d10 points of damage scale down to 1d8 and up to 2d6. Attacks that deal 1d12 points of damage scale down to 1d8 and up to 3d6.</text:span></text:p>
      <text:p text:style-name="P3"/>
      <text:p text:style-name="P1"><text:span text:style-name="T3">DIMENSIONAL OPPONENTS</text:span></text:p>
      <text:p text:style-name="P1"><text:soft-page-break/><text:span text:style-name="T2">If humans are capable of traveling through dimensions, it is reasonable to believe that intelligent beings, either from other worlds or other dimensions, also have this capability. Other dimensional travelers might not be friendly. They might be raiders, plundering other dimensions for the resources they lack in their own. They could just as easily be transdimensional traffic police, tasked with detecting and disabling unauthorized dimension gate generators. They could simply be savage monsters, naturally capable of dimensional travel and drawn to unusual interdimensional activity.</text:span></text:p>
      <text:p text:style-name="P5"/>
      <text:h text:style-name="P18" text:outline-level="2"><text:span text:style-name="T6">DIMENSION GATE GENERATORS</text:span></text:h>
      <text:p text:style-name="P1"><text:span text:style-name="T2">The technology behind dimension gates is highly advanced. The first working gates are treated as late Progress Level 7 technology, and concerted human exploration of alternative dimensions begins at Progress Level 8. The calculations required for dimensional travel are complex, but the calculations for </text:span><text:span text:style-name="T4">safe </text:span><text:span text:style-name="T2">travel—arriving at the intended destination with no loss of carrier signal—are tens of thousands of times more complex.</text:span></text:p>
      <text:p text:style-name="P1"><text:span text:style-name="T2">Actually traveling through a dimension gate is easy, but changing the setting is more complex. A character must succeed on a Navigate check (DC 30) to reset the gate to a known destination; setting the gate to an unknown (but safe) destination is a DC 40 Navigate check. (These checks should be rolled secretly.) Performing either check requires 30 minutes of calibration. Of course, if the destinations have been preset, any character can change the settings as a move action without making a check.</text:span></text:p>
      <text:p text:style-name="P1"><text:span text:style-name="T2">Dimension gate generators come in a variety of forms, each operating somewhat differently.</text:span></text:p>
      <text:p text:style-name="P3"/>
      <text:p text:style-name="P1"><text:span text:style-name="T3">D-GATE GENERATOR (PL 7–9)</text:span></text:p>
      <text:p text:style-name="P1"><text:span text:style-name="T2">The first dimension gate generators—appearing at Progress Level 7— are Gargantuan objects that cannot be transported once assembled. The PL 7 D-gate creates a transdimensional aperture approximately 10 feet in diameter and allows for one-way transport only. Due to the incredible power drain, the gate remains open for only 1 round, after which the generator shuts down and cannot be activated again for 24 hours.</text:span></text:p>
      <text:p text:style-name="P1"><text:span text:style-name="T2">The PL 8 D-gate is a Huge object weighing 200 pounds, but due to its bulk, the generator requires at least two people to lift and haul it. It creates a transdimensional aperture up to 20 feet in diameter, and the generator can keep the gate open for up to 10 rounds, after which the generator shuts down and cannot be activated again for 24 hours. Dimensional mapping makes calculations to reset the gate’s destination easier (Navigate check, DC 25), and any given gate can store up to five predetermined destinations. Travel is still one-way, but with the larger aperture and the destination presets, the equipment to construct another D-gate can be transported through, and the travelers’ home dimension can be locked into the new gate upon startup.</text:span></text:p>
      <text:p text:style-name="P1"><text:span text:style-name="T2">At PL 9, D-gates large enough to transport starships exist (although they can be almost any size), and they can store up to twenty predetermined destinations. The calculations are even easier (Navigate check, DC 20), and scientists have finally learned how to keep the gate open indefinitely. Best of all, dimensional travel through PL 9 D-gates is two-way, allowing for round trips.</text:span></text:p>
      <text:p text:style-name="P1"><text:span text:style-name="T3">Purchase DC: </text:span><text:span text:style-name="T2">54 (PL 7 D-gate generator), 48 (PL 8 D-gate generator), 46 (PL 9 D-gate generator).</text:span></text:p>
      <text:p text:style-name="P1"><text:span text:style-name="T3">Restriction: </text:span><text:span text:style-name="T2">Military (+3).</text:span></text:p>
      <text:p text:style-name="P3"/>
      <text:p text:style-name="P1"><text:span text:style-name="T3">D-DRIVE GENERATOR (PL 8–9)</text:span></text:p>
      <text:p text:style-name="P1"><text:span text:style-name="T2">The D-drive generator can be incorporated into a starship’s engine design, allowing the ship to travel between dimensions. Considered the safest form of dimensional travel, D-drive generators allow ships in space to cross dimensions. Due to the enormous power drain, the Ddrive generator shuts down for 12 hours after the dimensional jump is completed. In addition, the starship’s weapon systems, defense fields, defense screens, and engines shut down for 2 hours. At Progress Level 8, only Colossal starships can be fitted with a D-drive generator. Progress Level 9 sees many improvements in the D-drive generator.</text:span></text:p>
      <text:p text:style-name="P1"><text:span text:style-name="T2">Any size starship can be equipped with one, and the generator can be reactivated after 6 hours; the ship’s disabled weapons, defense fields, defense screens, and engines come back online after only 10 minutes.</text:span></text:p>
      <text:p text:style-name="P1"><text:span text:style-name="T3">Purchase DC: </text:span><text:span text:style-name="T2">48 (PL 8 D-drive generator), 44 (PL 9 D-drive generator).</text:span></text:p>
      <text:p text:style-name="P1"><text:span text:style-name="T3">Restriction: </text:span><text:span text:style-name="T2">Military (+3).</text:span></text:p>
      <text:p text:style-name="P3"/>
      <text:p text:style-name="P1"><text:span text:style-name="T3">DIMENSION WAND (PL 8–9)</text:span></text:p>
      <text:p text:style-name="P1"><text:span text:style-name="T2">The dimension wand is a personal dimension gate generator. It creates a rupture in the fabric of reality just large enough for one character to step through into another dimension. The gate remains open until the wand itself passes through, so multiple characters can step through without using their own wands. The drawback to the dimension wand is that it must be recalibrated after each use (see Equipment Failure, above), or entirely new dimensional coordinates must be entered, as though changing the settings. The PL 8 version of the dimension wand weighs only 1 pound. The PL 9 version has the same purchase DC, with the added benefit that it stores the last five dimensional coordinates automatically, enabling anyone to thumb through settings without recalibrating the wand.</text:span></text:p>
      <text:p text:style-name="P1"><text:span text:style-name="T3">Weight: </text:span><text:span text:style-name="T2">1 lb.</text:span></text:p>
      <text:p text:style-name="P1"><text:span text:style-name="T3">Purchase DC: </text:span><text:span text:style-name="T2">42.</text:span></text:p>
      <text:p text:style-name="P1"><text:soft-page-break/><text:span text:style-name="T3">Restriction: </text:span><text:span text:style-name="T2">Restricted (+2).</text:span></text:p>
      <text:p text:style-name="P5"/>
      <text:h text:style-name="P18" text:outline-level="2"><text:span text:style-name="T6">OTHER GEAR</text:span></text:h>
      <text:p text:style-name="P1"><text:span text:style-name="T2">In addition to dimension generators, most dimensional travelers at Progress Level 8 and beyond carry dimensional transceivers, which</text:span></text:p>
      <text:p text:style-name="P3"/>
      <text:p text:style-name="P1"><text:span text:style-name="T3">DIMENSIONAL TRANSCEIVER (PL 8)</text:span></text:p>
      <text:p text:style-name="P1"><text:span text:style-name="T2">A dimensional transceiver permits two-way communication across dimensions, although dimensional static can sometimes hinder or block communications. The somewhat bulky PL 8 transceiver can be carried like a backpack; a handheld version is available at PL 9.</text:span></text:p>
      <text:p text:style-name="P1"><text:span text:style-name="T2">A dimensional transceiver must be calibrated to transmit signals to a given dimension. Assuming the coordinates have already been plotted using some kind of dimension generator (see above), calibrating the transceiver takes a full-round action and requires a successful Computer Use check (DC 15), The PL 9 version can store the coordinates of up to five different dimensions.</text:span></text:p>
      <text:p text:style-name="P1"><text:span text:style-name="T3">Size: </text:span><text:span text:style-name="T2">Medium (PL 8), Tiny (PL 9).</text:span></text:p>
      <text:p text:style-name="P1"><text:span text:style-name="T3">Weight: </text:span><text:span text:style-name="T2">4 lb. (PL 8), 1 lb. (PL 9)</text:span></text:p>
      <text:p text:style-name="P1"><text:span text:style-name="T3">Purchase DC: </text:span><text:span text:style-name="T2">24.</text:span></text:p>
      <text:p text:style-name="P1"><text:span text:style-name="T3">Restriction: </text:span><text:span text:style-name="T2">Restricted (+2).</text:span></text:p>
      <text:p text:style-name="P4"/>
      <text:h text:style-name="P18" text:outline-level="2"><text:span text:style-name="T6">TIME TRAVEL</text:span></text:h>
      <text:p text:style-name="P1"><text:span text:style-name="T2">The dream of time travel probably arose out of a desire to go back and correct one’s past mistakes—or to visit the future and subsequently return to take advantage of foreknowledge. The concept intrigues historians and archaeologists for obvious reasons. Science fiction has explored the possibility of time travel many times, as well as the pitfalls of visiting the past and impacting the future.</text:span></text:p>
      <text:p text:style-name="P1"><text:span text:style-name="T2">Technically, time travel—of the “into the future” sort—is within the realm of possibility. In fact, it happens all the time—just on such a small scale that no one notices. Given that a starship engine could be developed that accelerates a ship to relativistic speeds at which time dilation occurs, time travel can be achieved simply by achieving 90% of the speed of light for a short time, then returning to one’s point of origin. For every minute you spend flying at 90% the speed of light, 2.3 minutes pass everywhere else. Travel at relativistic speeds long enough and you could return to a time predating the rise of human civilization!</text:span></text:p>
      <text:p text:style-name="P1"><text:span text:style-name="T2">Traveling into the future isn’t a very useful ability if one has no way back—which is where the concept of traveling into the past breaks down. The principle of causality rather logically argues that an effect cannot occur before its cause—meaning, in this case, that one cannot arrive in the past via the use of a time machine before that time machine is invented.</text:span></text:p>
      <text:p text:style-name="P5"/>
      <text:h text:style-name="P18" text:outline-level="2"><text:span text:style-name="T6">HAZARDS OF TIME TRAVEL</text:span></text:h>
      <text:p text:style-name="P1"><text:span text:style-name="T2">The time machine is perhaps more dangerous than any other technology that manipulates space and time. Not only can unscrupulous people use it to wreak havoc in the past and take advantage of knowledge from the future, but a single misstep could forever alter the course of history.</text:span></text:p>
      <text:p text:style-name="P3"/>
      <text:p text:style-name="P1"><text:span text:style-name="T3">TEMPORAL PARADOXES</text:span></text:p>
      <text:p text:style-name="P1"><text:span text:style-name="T2">Trips through time are exercises in causality. Traveling into the past might set in motion a chain of actions culminating in different major historical events. Characters might return to the present to discover that the Roman emperor Caligula used intercontinental ballistic missiles to conquer Europe and the Middle East. Conceivably, history could be altered in a way that prompts the Soviet Union to invade and conquer North America. Perhaps the characters can’t even return to their own time because the person who invented the crucial component of the time machine was never born, for some reason. In short, the permutations of cause and effect can be infinitely mind-boggling.</text:span></text:p>
      <text:p text:style-name="P1"><text:span text:style-name="T2">Temporal paradoxes are liable to stall the development of time travel until someone can prove either that (a) actions in the past by people from the present have, in fact, already happened (and that it was those actions that led to the current state of affairs), or (b) actions in the past that affect the present can be detected and averted by sending someone else into the past to prevent those actions from happening.</text:span></text:p>
      <text:p text:style-name="P3"><text:soft-page-break/></text:p>
      <text:p text:style-name="P1"><text:span text:style-name="T3">ALTERNATE REALITIES</text:span></text:p>
      <text:p text:style-name="P1"><text:span text:style-name="T2">Another potential side-effect of time travel popularized in literature is the alternate reality. The timestream in which time travel is invented continues to exist. Situations that create significant changes or temporal paradoxes serves as the locus or intersection point where realities diverge.</text:span></text:p>
      <text:p text:style-name="P1"><text:span text:style-name="T2">The time travelers might encounter worlds very similar to or different from their own. This creates a rich diversity of settings where the established “facts” and “rules” are no longer sure. The nefarious villain recently defeated in a different reality might be a trustworthy ally in this one. A temporal adventurer might encounter a dead companion who did not die in this alternate reality. The possible permutations are infinite.</text:span></text:p>
      <text:p text:style-name="P3"/>
      <text:p text:style-name="P1"><text:span text:style-name="T3">EVER-CHANGING LANDSCAPES</text:span></text:p>
      <text:p text:style-name="P1"><text:span text:style-name="T2">Time machines that do not actually move are at the mercy of topographical changes and other changes in the locations in which they appear. Never mind that one couldn’t construct a time machine in New Mexico and use it to visit Jerusalem in the year A.D. 33. Traveling into the past might deposit you in the middle of a rushing river or under thousands of tons of glacial ice. Traveling into the future, you might find that the position occupied by your time machine now resides in the basement of a futuristic skyscraper or in the middle of a radioactive wasteland covered by ice—the result of an extraordinarily heavy and sustained nuclear bombardment.</text:span></text:p>
      <text:p text:style-name="P3"/>
      <text:p text:style-name="P1"><text:span text:style-name="T3">LANGUAGE</text:span></text:p>
      <text:p text:style-name="P1"><text:span text:style-name="T2">Modern language is loaded with slang, jargon, and colloquialisms that would mean nothing to people who lived in the 19th century. Their slang, jargon, and colloquialisms, by the same token, would mean nothing to those who lived in the 18th century. Go back another thousand years, and the words you are reading right now would be all but incomprehensible to the average English- speaking person—assuming he or she could read. Your speech would be equally incomprehensible. Go forward a thousand years, and the English of the new millennium will barely resemble the English of this millennium. Without a Speak Language or Read/Write Language skill for the appropriate era, communication could more closely resemble a game of charades.</text:span></text:p>
      <text:p text:style-name="P3"/>
      <text:p text:style-name="P1"><text:span text:style-name="T3">AGE</text:span></text:p>
      <text:p text:style-name="P1"><text:span text:style-name="T2">Those who travel in time age normally within their own localized time. So, while eons may pass in the eye blink it takes to travel through them, the time traveler feels none of the effects of aging. However, this can work against the traveler. If he were to spend twenty years in his own timeframe exploring the centuries, then return to his starting point, he would, in fact, be twenty years older than he was when he left.</text:span></text:p>
      <text:p text:style-name="P5"/>
      <text:h text:style-name="P18" text:outline-level="2"><text:span text:style-name="T6">TIME MACHINES</text:span></text:h>
      <text:p text:style-name="P1"><text:span text:style-name="T2">Temporal displacement drives—colloquially known as “time machines”—do not exist until Progress Level 8. The first time machines are faintly reminiscent of the brass, ivory, and quartz machine invented by H.G. Wells in his novel </text:span><text:span text:style-name="T4">The Time Machine</text:span><text:span text:style-name="T2">, though made of lightweight aluminum and resembling something more like bathyspheres. Those that follow are constructed as fixed tunnels leading to nowhere, while those mounted in starships turn the entire ship into the time machine.</text:span></text:p>
      <text:p text:style-name="P3"/>
      <text:p text:style-name="P1"><text:span text:style-name="T3">TIME SPHERE (PL 8)</text:span></text:p>
      <text:p text:style-name="P1"><text:span text:style-name="T2">Time spheres are small, two-seated modules designed to withstand any reasonable amount of buffeting that might occur when the machine finally comes to rest in a different time period. At the very least, the self-contained atmosphere should give the occupants time to “reverse course” should they discover that conditions outside are too hostile to disembark. The time sphere carries sensors designed to test outside conditions immediately upon arrival.</text:span></text:p>
      <text:p text:style-name="P1"><text:span text:style-name="T2">The temporal displacement mechanism itself is arranged around the inside of the sphere, giving the occupants full access to the electronics in case of emergency. The main computer has all programs necessary to operate the machine and is crammed with historical and linguistic information, electronic encyclopedias, and any other information that might be necessary to survive in a different time. Operation of the time sphere is quite simple for characters familiar with computers. One simply sets the desired date and time and presses the “Go” button.</text:span></text:p>
      <text:p text:style-name="P1"><text:span text:style-name="T2">Time spheres are not sold commercially. In fact, doing so is illegal, but the plans to construct them are quite common. The components have a total purchase DC of 36. Building a time sphere chassis takes 12 hours and requires a successful Craft (mechanical) skill check (DC 25). Building and filling the time sphere’s computer (a much more daunting exercise) takes 120 hours and requires a successful Craft (electronic) check (DC 35).</text:span></text:p>
      <text:p text:style-name="P1"><text:span text:style-name="T2">Time spheres have the following statistics:</text:span></text:p>
      <text:p text:style-name="P1"><text:span text:style-name="T3">Crew </text:span><text:span text:style-name="T2">2; </text:span><text:span text:style-name="T3">Passengers </text:span><text:span text:style-name="T2">0; </text:span><text:span text:style-name="T3">Cargo </text:span><text:span text:style-name="T2">120 lb.; </text:span><text:span text:style-name="T3">Defense </text:span><text:span text:style-name="T2">6; </text:span><text:span text:style-name="T3">Hardness </text:span><text:span text:style-name="T2">5; </text:span><text:span text:style-name="T3">Hit Points </text:span><text:span text:style-name="T2">24; </text:span><text:span text:style-name="T3">Size </text:span><text:span text:style-name="T2">Huge; </text:span><text:span text:style-name="T3">Purchase DC: </text:span><text:span text:style-name="T2">65; </text:span><text:span text:style-name="T3">Restriction: </text:span><text:span text:style-name="T2">Illegal (+4).</text:span></text:p>
      <text:p text:style-name="P3"/>
      <text:p text:style-name="P1"><text:soft-page-break/><text:span text:style-name="T3">TEMPORAL DRIVE GENERATOR (PL 9)</text:span></text:p>
      <text:p text:style-name="P1"><text:span text:style-name="T2">Like the D-drive generator, which is designed to carry starships across dimensional boundaries, the temporal drive generator (or “T-drive generator”) carries starships through time. The drive can be mounted in a starship of any size and turns the entire ship into a time machine.</text:span></text:p>
      <text:p text:style-name="P1"><text:span text:style-name="T3">Purchase DC: </text:span><text:span text:style-name="T2">60.</text:span></text:p>
      <text:p text:style-name="P1"><text:span text:style-name="T3">Restriction: </text:span><text:span text:style-name="T2">Military (+3).</text:span></text:p>
      <text:p text:style-name="P3"/>
      <text:p text:style-name="P1"><text:span text:style-name="T3">TIME BRIDGE (PL 9)</text:span></text:p>
      <text:p text:style-name="P1"><text:span text:style-name="T2">Doing away with the issue of portability, the time bridge opens a portal to both other times </text:span><text:span text:style-name="T4">and </text:span><text:span text:style-name="T2">other places. The time bridge also has the advantage of not leaving a fragile piece of vital equipment lying about while its operators go exploring. Instead, the travelers use a simple “message-drop” system to communicate with their base of operations: Upon arrival, they conceal a small transmitter somewhere near their point of embarkation. They then have a prearranged amount of time to explore and return to the location to catch the next appearance of the time bridge. If they do not return, an operative from their base emerges to search for the transmitter.</text:span></text:p>
      <text:p text:style-name="P1"><text:span text:style-name="T2">Assuming he finds it, the operative records a message on the transmitter, letting the explorers know when the bridge will reappear again, or he collects any recorded message the explorers might have left indicating where and when to pick them up. The process repeats until the explorers are brought back safely.</text:span></text:p>
      <text:p text:style-name="P1"><text:span text:style-name="T2">Travel through the time bridge is comparable to walking through a tunnel. Operators at the base set the temporal and physical coordinates at the other end, and a team of travelers walks into the tunnel and seems to vanish. For the travelers, the point of origin simply becomes less “real” as the destination becomes more real. The bridge is large enough to accommodate vehicles up to Huge size.</text:span></text:p>
      <text:p text:style-name="P1"><text:span text:style-name="T3">Purchase DC: </text:span><text:span text:style-name="T2">71.</text:span></text:p>
      <text:p text:style-name="P1"><text:span text:style-name="T3">Restriction: </text:span><text:span text:style-name="T2">Illegal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6pt" fo:language="en" fo:country="US" style:font-size-asian="16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veler Science</dc:title>
    <meta:initial-creator>asmith</meta:initial-creator>
    <meta:creation-date>2004-08-31T15:18:00</meta:creation-date>
    <dc:date>2004-08-31T15:18:00</dc:date>
    <meta:editing-cycles>2</meta:editing-cycles>
    <meta:editing-duration>P0D</meta:editing-duration>
    <meta:document-statistic meta:table-count="8" meta:image-count="0" meta:object-count="0" meta:page-count="19" meta:paragraph-count="620" meta:word-count="8168" meta:character-count="49031" meta:non-whitespace-character-count="41482"/>
    <meta:generator>LibreOffice/5.4.6.2$Linux_X86_64 LibreOffice_project/40m0$Build-2</meta:generator>
    <meta:user-defined meta:name="Company">Wizards of the Coast</meta:user-defined>
    <meta:user-defined meta:name="Operator">Andy Smith</meta:user-defined>
  </office:meta>
</office:document-meta>
</file>